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style:font-name="Arial" fo:font-size="10pt" fo:font-weight="bold" officeooo:rsid="002c5fe1" officeooo:paragraph-rsid="004f8775" style:font-size-asian="10pt" style:font-weight-asian="bold" style:font-size-complex="10pt" style:font-weight-complex="bold"/>
    </style:style>
    <style:style style:name="P2" style:family="paragraph" style:parent-style-name="Standard">
      <style:text-properties officeooo:paragraph-rsid="001100b3"/>
    </style:style>
    <style:style style:name="P3" style:family="paragraph" style:parent-style-name="Standard">
      <style:text-properties officeooo:rsid="000b6522" officeooo:paragraph-rsid="000d259d"/>
    </style:style>
    <style:style style:name="P4" style:family="paragraph" style:parent-style-name="Standard">
      <style:text-properties officeooo:rsid="003700b0" officeooo:paragraph-rsid="00738cd5"/>
    </style:style>
    <style:style style:name="P5" style:family="paragraph" style:parent-style-name="Standard">
      <style:text-properties officeooo:rsid="0037e842" officeooo:paragraph-rsid="007399b6"/>
    </style:style>
    <style:style style:name="P6" style:family="paragraph" style:parent-style-name="Standard">
      <style:text-properties officeooo:rsid="0040f584" officeooo:paragraph-rsid="007a7a1c"/>
    </style:style>
    <style:style style:name="P7" style:family="paragraph" style:parent-style-name="Standard">
      <style:text-properties officeooo:rsid="0040f584" officeooo:paragraph-rsid="008535dc"/>
    </style:style>
    <style:style style:name="P8" style:family="paragraph" style:parent-style-name="Standard">
      <style:text-properties officeooo:rsid="0046b382" officeooo:paragraph-rsid="007bc2c4"/>
    </style:style>
    <style:style style:name="P9" style:family="paragraph" style:parent-style-name="Standard">
      <style:text-properties fo:font-weight="normal" officeooo:rsid="0036c293" officeooo:paragraph-rsid="0084afbe" style:font-weight-asian="normal" style:font-weight-complex="normal"/>
    </style:style>
    <style:style style:name="P10" style:family="paragraph" style:parent-style-name="Standard">
      <style:text-properties fo:font-weight="normal" officeooo:rsid="001e6829" officeooo:paragraph-rsid="0084afbe" style:font-weight-asian="normal" style:font-weight-complex="normal"/>
    </style:style>
    <style:style style:name="P11" style:family="paragraph" style:parent-style-name="Standard">
      <style:text-properties fo:font-weight="normal" officeooo:rsid="001d4170" officeooo:paragraph-rsid="0084afbe" style:font-weight-asian="normal" style:font-weight-complex="normal"/>
    </style:style>
    <style:style style:name="P12" style:family="paragraph" style:parent-style-name="Standard">
      <style:text-properties fo:font-weight="normal" officeooo:rsid="00220272" officeooo:paragraph-rsid="0084afbe" style:font-weight-asian="normal" style:font-weight-complex="normal"/>
    </style:style>
    <style:style style:name="P13" style:family="paragraph" style:parent-style-name="Standard">
      <style:text-properties fo:font-weight="normal" officeooo:rsid="002304a2" officeooo:paragraph-rsid="0084afbe" style:font-weight-asian="normal" style:font-weight-complex="normal"/>
    </style:style>
    <style:style style:name="P14" style:family="paragraph" style:parent-style-name="Standard">
      <style:text-properties fo:font-weight="normal" officeooo:rsid="007399b6" officeooo:paragraph-rsid="007399b6" style:font-weight-asian="normal" style:font-weight-complex="normal"/>
    </style:style>
    <style:style style:name="P15" style:family="paragraph" style:parent-style-name="Standard">
      <style:text-properties fo:font-weight="normal" officeooo:rsid="0055cd22" officeooo:paragraph-rsid="0084afbe" style:font-weight-asian="normal" style:font-weight-complex="normal"/>
    </style:style>
    <style:style style:name="P16" style:family="paragraph" style:parent-style-name="Standard">
      <style:text-properties fo:font-weight="normal" officeooo:rsid="00913444" officeooo:paragraph-rsid="00900f16" style:font-weight-asian="normal" style:font-weight-complex="normal"/>
    </style:style>
    <style:style style:name="P17" style:family="paragraph" style:parent-style-name="Standard">
      <style:text-properties fo:font-weight="normal" officeooo:rsid="008902e2" officeooo:paragraph-rsid="0094be54" style:font-weight-asian="normal" style:font-weight-complex="normal"/>
    </style:style>
    <style:style style:name="P18" style:family="paragraph" style:parent-style-name="Standard">
      <style:text-properties officeooo:rsid="002304a2" officeooo:paragraph-rsid="0084afbe"/>
    </style:style>
    <style:style style:name="P19" style:family="paragraph" style:parent-style-name="Standard">
      <style:text-properties officeooo:rsid="0055cd22" officeooo:paragraph-rsid="0084afbe"/>
    </style:style>
    <style:style style:name="P20" style:family="paragraph" style:parent-style-name="Standard">
      <style:text-properties officeooo:rsid="004426bf" officeooo:paragraph-rsid="007be47c"/>
    </style:style>
    <style:style style:name="P21" style:family="paragraph" style:parent-style-name="Standard">
      <style:text-properties officeooo:rsid="0042ae57" officeooo:paragraph-rsid="007a7a1c"/>
    </style:style>
    <style:style style:name="P22" style:family="paragraph" style:parent-style-name="Standard">
      <style:text-properties officeooo:rsid="0018a8bd" officeooo:paragraph-rsid="0084afbe"/>
    </style:style>
    <style:style style:name="P23" style:family="paragraph" style:parent-style-name="Standard">
      <style:text-properties officeooo:rsid="0069ed5c" officeooo:paragraph-rsid="0069ed5c"/>
    </style:style>
    <style:style style:name="P24" style:family="paragraph" style:parent-style-name="Standard">
      <style:text-properties officeooo:rsid="0069ed5c" officeooo:paragraph-rsid="00738cd5"/>
    </style:style>
    <style:style style:name="P25" style:family="paragraph" style:parent-style-name="Standard">
      <style:text-properties officeooo:rsid="007399b6" officeooo:paragraph-rsid="007399b6"/>
    </style:style>
    <style:style style:name="P26" style:family="paragraph" style:parent-style-name="Standard">
      <style:text-properties officeooo:rsid="0075741f" officeooo:paragraph-rsid="0075741f"/>
    </style:style>
    <style:style style:name="P27" style:family="paragraph" style:parent-style-name="Standard">
      <style:text-properties officeooo:rsid="005382c3" officeooo:paragraph-rsid="007a7a1c"/>
    </style:style>
    <style:style style:name="P28" style:family="paragraph" style:parent-style-name="Standard">
      <style:text-properties officeooo:rsid="007be47c" officeooo:paragraph-rsid="007be47c"/>
    </style:style>
    <style:style style:name="P29" style:family="paragraph" style:parent-style-name="Standard">
      <style:text-properties officeooo:paragraph-rsid="007be47c"/>
    </style:style>
    <style:style style:name="P30" style:family="paragraph" style:parent-style-name="Standard">
      <style:text-properties officeooo:rsid="003f8169" officeooo:paragraph-rsid="007fc468"/>
    </style:style>
    <style:style style:name="P31" style:family="paragraph" style:parent-style-name="Standard">
      <style:text-properties officeooo:rsid="000cc1ce" officeooo:paragraph-rsid="007fc468"/>
    </style:style>
    <style:style style:name="P32" style:family="paragraph" style:parent-style-name="Standard">
      <style:text-properties officeooo:rsid="00295e73" officeooo:paragraph-rsid="007fc468"/>
    </style:style>
    <style:style style:name="P33" style:family="paragraph" style:parent-style-name="Standard">
      <style:text-properties officeooo:rsid="00411f82" officeooo:paragraph-rsid="007fc468"/>
    </style:style>
    <style:style style:name="P34" style:family="paragraph" style:parent-style-name="Standard">
      <style:text-properties officeooo:rsid="0084afbe" officeooo:paragraph-rsid="0084afbe"/>
    </style:style>
    <style:style style:name="P35" style:family="paragraph" style:parent-style-name="Standard">
      <style:text-properties officeooo:rsid="001ba923" officeooo:paragraph-rsid="0084afbe"/>
    </style:style>
    <style:style style:name="P36" style:family="paragraph" style:parent-style-name="Standard">
      <style:text-properties officeooo:rsid="0019fc64" officeooo:paragraph-rsid="0084afbe"/>
    </style:style>
    <style:style style:name="P37" style:family="paragraph" style:parent-style-name="Standard">
      <style:text-properties officeooo:rsid="00220272" officeooo:paragraph-rsid="0084afbe"/>
    </style:style>
    <style:style style:name="P38" style:family="paragraph" style:parent-style-name="Standard">
      <style:text-properties officeooo:rsid="002732ab" officeooo:paragraph-rsid="0084afbe"/>
    </style:style>
    <style:style style:name="P39" style:family="paragraph" style:parent-style-name="Standard">
      <style:text-properties officeooo:rsid="00281793" officeooo:paragraph-rsid="0084afbe"/>
    </style:style>
    <style:style style:name="P40" style:family="paragraph" style:parent-style-name="Standard">
      <style:text-properties officeooo:paragraph-rsid="0084afbe"/>
    </style:style>
    <style:style style:name="P41" style:family="paragraph" style:parent-style-name="Standard">
      <style:text-properties officeooo:rsid="003bf624" officeooo:paragraph-rsid="008535dc"/>
    </style:style>
    <style:style style:name="P42" style:family="paragraph" style:parent-style-name="Standard">
      <style:text-properties officeooo:rsid="003bf624" officeooo:paragraph-rsid="00871f5e"/>
    </style:style>
    <style:style style:name="P43" style:family="paragraph" style:parent-style-name="Standard">
      <style:text-properties officeooo:rsid="003d41c9" officeooo:paragraph-rsid="008535dc"/>
    </style:style>
    <style:style style:name="P44" style:family="paragraph" style:parent-style-name="Standard">
      <style:text-properties officeooo:rsid="003e10cf" officeooo:paragraph-rsid="008535dc"/>
    </style:style>
    <style:style style:name="P45" style:family="paragraph" style:parent-style-name="Standard">
      <style:text-properties officeooo:rsid="003fd3cc" officeooo:paragraph-rsid="008535dc"/>
    </style:style>
    <style:style style:name="P46" style:family="paragraph" style:parent-style-name="Standard">
      <style:text-properties officeooo:rsid="008535dc" officeooo:paragraph-rsid="008535dc"/>
    </style:style>
    <style:style style:name="P47" style:family="paragraph" style:parent-style-name="Standard">
      <style:text-properties officeooo:rsid="00871f5e" officeooo:paragraph-rsid="00871f5e"/>
    </style:style>
    <style:style style:name="P48" style:family="paragraph" style:parent-style-name="Standard">
      <style:text-properties officeooo:rsid="00880b7b" officeooo:paragraph-rsid="00880b7b"/>
    </style:style>
    <style:style style:name="P49" style:family="paragraph" style:parent-style-name="Standard">
      <style:text-properties officeooo:rsid="00880b7b" officeooo:paragraph-rsid="008902e2"/>
    </style:style>
    <style:style style:name="P50" style:family="paragraph" style:parent-style-name="Standard">
      <style:text-properties officeooo:rsid="00880b7b" officeooo:paragraph-rsid="008b0c11"/>
    </style:style>
    <style:style style:name="P51" style:family="paragraph" style:parent-style-name="Standard">
      <style:text-properties officeooo:rsid="00889aaf" officeooo:paragraph-rsid="00889aaf"/>
    </style:style>
    <style:style style:name="P52" style:family="paragraph" style:parent-style-name="Standard">
      <style:text-properties officeooo:rsid="008c74b3" officeooo:paragraph-rsid="008c74b3"/>
    </style:style>
    <style:style style:name="P53" style:family="paragraph" style:parent-style-name="Standard">
      <style:text-properties officeooo:rsid="008dacf3" officeooo:paragraph-rsid="008dacf3"/>
    </style:style>
    <style:style style:name="P54" style:family="paragraph" style:parent-style-name="Standard">
      <style:text-properties officeooo:rsid="008e312d" officeooo:paragraph-rsid="008e312d"/>
    </style:style>
    <style:style style:name="P55" style:family="paragraph" style:parent-style-name="Standard">
      <style:text-properties officeooo:rsid="008e312d" officeooo:paragraph-rsid="008f008d"/>
    </style:style>
    <style:style style:name="P56" style:family="paragraph" style:parent-style-name="Standard">
      <style:text-properties officeooo:rsid="00900f16" officeooo:paragraph-rsid="00900f16"/>
    </style:style>
    <style:style style:name="P57" style:family="paragraph" style:parent-style-name="Standard">
      <style:text-properties officeooo:rsid="0092d50a" officeooo:paragraph-rsid="0094be54"/>
    </style:style>
    <style:style style:name="P58" style:family="paragraph" style:parent-style-name="Standard">
      <style:text-properties officeooo:rsid="008a0d2c" officeooo:paragraph-rsid="0094be54"/>
    </style:style>
    <style:style style:name="P59" style:family="paragraph" style:parent-style-name="Standard">
      <style:text-properties officeooo:rsid="007bc2c4" officeooo:paragraph-rsid="007be47c"/>
    </style:style>
    <style:style style:name="P60" style:family="paragraph" style:parent-style-name="Text_20_body">
      <style:text-properties officeooo:rsid="00668a81" officeooo:paragraph-rsid="006c9d43"/>
    </style:style>
    <style:style style:name="P61" style:family="paragraph" style:parent-style-name="Text_20_body">
      <style:text-properties officeooo:rsid="00683d16" officeooo:paragraph-rsid="0071b278"/>
    </style:style>
    <style:style style:name="P62" style:family="paragraph" style:parent-style-name="Text_20_body">
      <style:text-properties fo:font-weight="bold" officeooo:rsid="00668a81" officeooo:paragraph-rsid="006dada9" style:font-weight-asian="bold" style:font-weight-complex="bold"/>
    </style:style>
    <style:style style:name="P63" style:family="paragraph" style:parent-style-name="Text_20_body">
      <style:text-properties fo:font-weight="bold" officeooo:rsid="00668a81" officeooo:paragraph-rsid="0084afbe" style:font-weight-asian="bold" style:font-weight-complex="bold"/>
    </style:style>
    <style:style style:name="P64" style:family="paragraph" style:parent-style-name="Text_20_body">
      <style:text-properties officeooo:rsid="007be47c" officeooo:paragraph-rsid="007be47c"/>
    </style:style>
    <style:style style:name="P65" style:family="paragraph" style:parent-style-name="Text_20_body">
      <style:text-properties officeooo:paragraph-rsid="007dd1ac"/>
    </style:style>
    <style:style style:name="P66" style:family="paragraph" style:parent-style-name="Text_20_body">
      <style:text-properties officeooo:rsid="001bab8c" officeooo:paragraph-rsid="007fb20a"/>
    </style:style>
    <style:style style:name="P67" style:family="paragraph" style:parent-style-name="Text_20_body">
      <style:text-properties officeooo:rsid="001ce79c" officeooo:paragraph-rsid="007fb20a"/>
    </style:style>
    <style:style style:name="P68" style:family="paragraph" style:parent-style-name="Text_20_body">
      <style:text-properties officeooo:rsid="001ef478" officeooo:paragraph-rsid="007fb20a"/>
    </style:style>
    <style:style style:name="P69" style:family="paragraph" style:parent-style-name="Text_20_body">
      <style:text-properties officeooo:rsid="001fba81" officeooo:paragraph-rsid="007fb20a"/>
    </style:style>
    <style:style style:name="P70" style:family="paragraph" style:parent-style-name="Text_20_body">
      <style:text-properties officeooo:rsid="0020f195" officeooo:paragraph-rsid="007fb20a"/>
    </style:style>
    <style:style style:name="P71" style:family="paragraph" style:parent-style-name="Text_20_body">
      <style:text-properties officeooo:paragraph-rsid="007fb20a"/>
    </style:style>
    <style:style style:name="P72" style:family="paragraph" style:parent-style-name="Text_20_body">
      <style:text-properties officeooo:paragraph-rsid="007fc468"/>
    </style:style>
    <style:style style:name="P73" style:family="paragraph" style:parent-style-name="Text_20_body">
      <style:text-properties officeooo:rsid="00889aaf" officeooo:paragraph-rsid="00889aaf"/>
    </style:style>
    <style:style style:name="P74" style:family="paragraph" style:parent-style-name="Text_20_body">
      <style:text-properties officeooo:paragraph-rsid="00668a81"/>
    </style:style>
    <style:style style:name="P75" style:family="paragraph" style:parent-style-name="Text_20_body">
      <style:text-properties officeooo:rsid="003c460c" officeooo:paragraph-rsid="007fb20a"/>
    </style:style>
    <style:style style:name="P76" style:family="paragraph" style:parent-style-name="Text_20_body">
      <style:text-properties officeooo:rsid="009ae93a" officeooo:paragraph-rsid="009ae93a"/>
    </style:style>
    <style:style style:name="P77" style:family="paragraph" style:parent-style-name="Text_20_body">
      <style:text-properties officeooo:rsid="008a0d2c" officeooo:paragraph-rsid="009c200b"/>
    </style:style>
    <style:style style:name="P78" style:family="paragraph" style:parent-style-name="Standard" style:list-style-name="L1">
      <style:text-properties officeooo:paragraph-rsid="000d259d"/>
    </style:style>
    <style:style style:name="P79" style:family="paragraph" style:parent-style-name="Standard" style:list-style-name="L4">
      <style:text-properties officeooo:rsid="008dacf3" officeooo:paragraph-rsid="008dacf3"/>
    </style:style>
    <style:style style:name="P80" style:family="paragraph" style:parent-style-name="Standard">
      <style:text-properties officeooo:rsid="002732ab" officeooo:paragraph-rsid="0084afbe"/>
    </style:style>
    <style:style style:name="P81" style:family="paragraph" style:parent-style-name="Text_20_body" style:list-style-name="L2">
      <style:paragraph-properties fo:margin-top="0in" fo:margin-bottom="0in" loext:contextual-spacing="false" style:writing-mode="page"/>
      <style:text-properties officeooo:rsid="0020d8f5" officeooo:paragraph-rsid="0047a395"/>
    </style:style>
    <style:style style:name="P82" style:family="paragraph" style:parent-style-name="Text_20_body" style:list-style-name="L2">
      <style:paragraph-properties fo:margin-top="0in" fo:margin-bottom="0in" loext:contextual-spacing="false" style:writing-mode="page"/>
      <style:text-properties officeooo:rsid="0020d8f5" officeooo:paragraph-rsid="000516bb"/>
    </style:style>
    <style:style style:name="P83" style:family="paragraph" style:parent-style-name="Text_20_body" style:list-style-name="L2">
      <style:paragraph-properties fo:margin-top="0in" fo:margin-bottom="0in" loext:contextual-spacing="false" style:writing-mode="page"/>
      <style:text-properties officeooo:rsid="0005322a" officeooo:paragraph-rsid="000516bb"/>
    </style:style>
    <style:style style:name="P84" style:family="paragraph" style:parent-style-name="Heading_20_3">
      <style:text-properties officeooo:paragraph-rsid="000516bb"/>
    </style:style>
    <style:style style:name="P85" style:family="paragraph" style:parent-style-name="Heading_20_3">
      <style:text-properties officeooo:paragraph-rsid="001100b3"/>
    </style:style>
    <style:style style:name="P86" style:family="paragraph" style:parent-style-name="Heading_20_3">
      <style:text-properties officeooo:rsid="00056dfe" officeooo:paragraph-rsid="001100b3"/>
    </style:style>
    <style:style style:name="P87" style:family="paragraph" style:parent-style-name="Heading_20_3">
      <style:text-properties officeooo:rsid="00668a81"/>
    </style:style>
    <style:style style:name="P88" style:family="paragraph" style:parent-style-name="Heading_20_3">
      <style:text-properties officeooo:rsid="006be8fd" officeooo:paragraph-rsid="0069ed5c"/>
    </style:style>
    <style:style style:name="P89" style:family="paragraph" style:parent-style-name="Heading_20_3">
      <style:text-properties officeooo:paragraph-rsid="007bc2c4"/>
    </style:style>
    <style:style style:name="P90" style:family="paragraph" style:parent-style-name="Heading_20_3">
      <style:text-properties officeooo:rsid="008535dc" officeooo:paragraph-rsid="008535dc"/>
    </style:style>
    <style:style style:name="P91" style:family="paragraph" style:parent-style-name="Heading_20_2">
      <style:paragraph-properties fo:text-align="center" style:justify-single-word="false"/>
      <style:text-properties officeooo:paragraph-rsid="004f8775"/>
    </style:style>
    <style:style style:name="P92" style:family="paragraph" style:parent-style-name="Heading_20_4">
      <style:text-properties officeooo:paragraph-rsid="007fb20a"/>
    </style:style>
    <style:style style:name="P93" style:family="paragraph" style:parent-style-name="Heading_20_4">
      <style:text-properties officeooo:paragraph-rsid="0084afbe"/>
    </style:style>
    <style:style style:name="T1" style:family="text">
      <style:text-properties officeooo:rsid="004f8775"/>
    </style:style>
    <style:style style:name="T2" style:family="text">
      <style:text-properties officeooo:rsid="007ff658"/>
    </style:style>
    <style:style style:name="T3" style:family="text">
      <style:text-properties officeooo:rsid="0022a2cc"/>
    </style:style>
    <style:style style:name="T4" style:family="text">
      <style:text-properties officeooo:rsid="00031b05"/>
    </style:style>
    <style:style style:name="T5" style:family="text">
      <style:text-properties officeooo:rsid="001d8868"/>
    </style:style>
    <style:style style:name="T6" style:family="text">
      <style:text-properties officeooo:rsid="00056dfe"/>
    </style:style>
    <style:style style:name="T7" style:family="text">
      <style:text-properties fo:font-weight="bold" style:font-weight-asian="bold" style:font-weight-complex="bold"/>
    </style:style>
    <style:style style:name="T8" style:family="text">
      <style:text-properties fo:font-weight="bold" officeooo:rsid="000aa4cd" style:font-weight-asian="bold" style:font-weight-complex="bold"/>
    </style:style>
    <style:style style:name="T9" style:family="text">
      <style:text-properties fo:font-weight="bold" officeooo:rsid="00196702" style:font-weight-asian="bold" style:font-weight-complex="bold"/>
    </style:style>
    <style:style style:name="T10" style:family="text">
      <style:text-properties fo:font-weight="bold" officeooo:rsid="001b26ee" style:font-weight-asian="bold" style:font-weight-complex="bold"/>
    </style:style>
    <style:style style:name="T11" style:family="text">
      <style:text-properties fo:font-weight="bold" officeooo:rsid="001d729c" style:font-weight-asian="bold" style:font-weight-complex="bold"/>
    </style:style>
    <style:style style:name="T12" style:family="text">
      <style:text-properties fo:font-weight="bold" officeooo:rsid="001e6829" style:font-weight-asian="bold" style:font-weight-complex="bold"/>
    </style:style>
    <style:style style:name="T13" style:family="text">
      <style:text-properties fo:font-weight="bold" officeooo:rsid="00281793" style:font-weight-asian="bold" style:font-weight-complex="bold"/>
    </style:style>
    <style:style style:name="T14" style:family="text">
      <style:text-properties fo:font-weight="bold" officeooo:rsid="006c9d43" style:font-weight-asian="bold" style:font-weight-complex="bold"/>
    </style:style>
    <style:style style:name="T15" style:family="text">
      <style:text-properties fo:font-weight="bold" officeooo:rsid="00668a81" style:font-weight-asian="bold" style:font-weight-complex="bold"/>
    </style:style>
    <style:style style:name="T16" style:family="text">
      <style:text-properties fo:font-weight="bold" officeooo:rsid="003700b0" style:font-weight-asian="bold" style:font-weight-complex="bold"/>
    </style:style>
    <style:style style:name="T17" style:family="text">
      <style:text-properties fo:font-weight="bold" officeooo:rsid="00683d16" style:font-weight-asian="bold" style:font-weight-complex="bold"/>
    </style:style>
    <style:style style:name="T18" style:family="text">
      <style:text-properties fo:font-weight="bold" officeooo:rsid="007bc2c4" style:font-weight-asian="bold" style:font-weight-complex="bold"/>
    </style:style>
    <style:style style:name="T19" style:family="text">
      <style:text-properties fo:font-weight="bold" officeooo:rsid="007be47c" style:font-weight-asian="bold" style:font-weight-complex="bold"/>
    </style:style>
    <style:style style:name="T20" style:family="text">
      <style:text-properties fo:font-weight="bold" officeooo:rsid="0018b4d3" style:font-weight-asian="bold" style:font-weight-complex="bold"/>
    </style:style>
    <style:style style:name="T21" style:family="text">
      <style:text-properties fo:font-weight="bold" officeooo:rsid="001a4f7a" style:font-weight-asian="bold" style:font-weight-complex="bold"/>
    </style:style>
    <style:style style:name="T22" style:family="text">
      <style:text-properties fo:font-weight="bold" officeooo:rsid="006433bc" style:font-weight-asian="bold" style:font-weight-complex="bold"/>
    </style:style>
    <style:style style:name="T23" style:family="text">
      <style:text-properties fo:font-weight="bold" officeooo:rsid="003db0fa" style:font-weight-asian="bold" style:font-weight-complex="bold"/>
    </style:style>
    <style:style style:name="T24" style:family="text">
      <style:text-properties fo:font-weight="bold" officeooo:rsid="00295e73" style:font-weight-asian="bold" style:font-weight-complex="bold"/>
    </style:style>
    <style:style style:name="T25" style:family="text">
      <style:text-properties fo:font-weight="bold" officeooo:rsid="0080fd3f" style:font-weight-asian="bold" style:font-weight-complex="bold"/>
    </style:style>
    <style:style style:name="T26" style:family="text">
      <style:text-properties fo:font-weight="bold" officeooo:rsid="00889aaf" style:font-weight-asian="bold" style:font-weight-complex="bold"/>
    </style:style>
    <style:style style:name="T27" style:family="text">
      <style:text-properties fo:font-weight="bold" officeooo:rsid="008902e2" style:font-weight-asian="bold" style:font-weight-complex="bold"/>
    </style:style>
    <style:style style:name="T28" style:family="text">
      <style:text-properties fo:font-weight="bold" officeooo:rsid="00913444" style:font-weight-asian="bold" style:font-weight-complex="bold"/>
    </style:style>
    <style:style style:name="T29" style:family="text">
      <style:text-properties fo:font-weight="bold" officeooo:rsid="006f0028" style:font-weight-asian="bold" style:font-weight-complex="bold"/>
    </style:style>
    <style:style style:name="T30" style:family="text">
      <style:text-properties officeooo:rsid="00078bff"/>
    </style:style>
    <style:style style:name="T31" style:family="text">
      <style:text-properties officeooo:rsid="000aa4cd"/>
    </style:style>
    <style:style style:name="T32" style:family="text">
      <style:text-properties officeooo:rsid="000c7a39"/>
    </style:style>
    <style:style style:name="T33" style:family="text">
      <style:text-properties officeooo:rsid="000d259d"/>
    </style:style>
    <style:style style:name="T34" style:family="text">
      <style:text-properties officeooo:rsid="001355a4"/>
    </style:style>
    <style:style style:name="T35" style:family="text">
      <style:text-properties officeooo:rsid="0016cef3"/>
    </style:style>
    <style:style style:name="T36" style:family="text">
      <style:text-properties officeooo:rsid="00196702"/>
    </style:style>
    <style:style style:name="T37" style:family="text">
      <style:text-properties officeooo:rsid="001ba923"/>
    </style:style>
    <style:style style:name="T38" style:family="text">
      <style:text-properties officeooo:rsid="001c7cea"/>
    </style:style>
    <style:style style:name="T39" style:family="text">
      <style:text-properties officeooo:rsid="001d729c"/>
    </style:style>
    <style:style style:name="T40" style:family="text">
      <style:text-properties fo:font-weight="normal" style:font-weight-asian="normal" style:font-weight-complex="normal"/>
    </style:style>
    <style:style style:name="T41" style:family="text">
      <style:text-properties fo:font-weight="normal" officeooo:rsid="001d729c" style:font-weight-asian="normal" style:font-weight-complex="normal"/>
    </style:style>
    <style:style style:name="T42" style:family="text">
      <style:text-properties fo:font-weight="normal" officeooo:rsid="001b26ee" style:font-weight-asian="normal" style:font-weight-complex="normal"/>
    </style:style>
    <style:style style:name="T43" style:family="text">
      <style:text-properties fo:font-weight="normal" officeooo:rsid="001e6829" style:font-weight-asian="normal" style:font-weight-complex="normal"/>
    </style:style>
    <style:style style:name="T44" style:family="text">
      <style:text-properties fo:font-weight="normal" officeooo:rsid="002054eb" style:font-weight-asian="normal" style:font-weight-complex="normal"/>
    </style:style>
    <style:style style:name="T45" style:family="text">
      <style:text-properties fo:font-weight="normal" officeooo:rsid="0025cb74" style:font-weight-asian="normal" style:font-weight-complex="normal"/>
    </style:style>
    <style:style style:name="T46" style:family="text">
      <style:text-properties fo:font-weight="normal" officeooo:rsid="002fc4c3" style:font-weight-asian="normal" style:font-weight-complex="normal"/>
    </style:style>
    <style:style style:name="T47" style:family="text">
      <style:text-properties fo:font-weight="normal" officeooo:rsid="0030dde5" style:font-weight-asian="normal" style:font-weight-complex="normal"/>
    </style:style>
    <style:style style:name="T48" style:family="text">
      <style:text-properties fo:font-weight="normal" officeooo:rsid="0035e216" style:font-weight-asian="normal" style:font-weight-complex="normal"/>
    </style:style>
    <style:style style:name="T49" style:family="text">
      <style:text-properties fo:font-weight="normal" officeooo:rsid="0036c293" style:font-weight-asian="normal" style:font-weight-complex="normal"/>
    </style:style>
    <style:style style:name="T50" style:family="text">
      <style:text-properties fo:font-weight="normal" officeooo:rsid="004fd26a" style:font-weight-asian="normal" style:font-weight-complex="normal"/>
    </style:style>
    <style:style style:name="T51" style:family="text">
      <style:text-properties fo:font-weight="normal" officeooo:rsid="002304a2" style:font-weight-asian="normal" style:font-weight-complex="normal"/>
    </style:style>
    <style:style style:name="T52" style:family="text">
      <style:text-properties fo:font-weight="normal" officeooo:rsid="0062015f" style:font-weight-asian="normal" style:font-weight-complex="normal"/>
    </style:style>
    <style:style style:name="T53" style:family="text">
      <style:text-properties fo:font-weight="normal" officeooo:rsid="00625cd7" style:font-weight-asian="normal" style:font-weight-complex="normal"/>
    </style:style>
    <style:style style:name="T54" style:family="text">
      <style:text-properties fo:font-weight="normal" officeooo:rsid="006c9d43" style:font-weight-asian="normal" style:font-weight-complex="normal"/>
    </style:style>
    <style:style style:name="T55" style:family="text">
      <style:text-properties fo:font-weight="normal" officeooo:rsid="006dada9" style:font-weight-asian="normal" style:font-weight-complex="normal"/>
    </style:style>
    <style:style style:name="T56" style:family="text">
      <style:text-properties fo:font-weight="normal" officeooo:rsid="00683d16" style:font-weight-asian="normal" style:font-weight-complex="normal"/>
    </style:style>
    <style:style style:name="T57" style:family="text">
      <style:text-properties fo:font-weight="normal" officeooo:rsid="00668a81" style:font-weight-asian="normal" style:font-weight-complex="normal"/>
    </style:style>
    <style:style style:name="T58" style:family="text">
      <style:text-properties fo:font-weight="normal" officeooo:rsid="00295e73" style:font-weight-asian="normal" style:font-weight-complex="normal"/>
    </style:style>
    <style:style style:name="T59" style:family="text">
      <style:text-properties fo:font-weight="normal" officeooo:rsid="00913444" style:font-weight-asian="normal" style:font-weight-complex="normal"/>
    </style:style>
    <style:style style:name="T60" style:family="text">
      <style:text-properties fo:font-weight="normal" officeooo:rsid="008902e2" style:font-weight-asian="normal" style:font-weight-complex="normal"/>
    </style:style>
    <style:style style:name="T61" style:family="text">
      <style:text-properties fo:font-weight="normal" officeooo:rsid="0094be54" style:font-weight-asian="normal" style:font-weight-complex="normal"/>
    </style:style>
    <style:style style:name="T62" style:family="text">
      <style:text-properties fo:font-weight="normal" officeooo:rsid="009c200b" style:font-weight-asian="normal" style:font-weight-complex="normal"/>
    </style:style>
    <style:style style:name="T63" style:family="text">
      <style:text-properties fo:font-weight="normal" officeooo:rsid="009e147b" style:font-weight-asian="normal" style:font-weight-complex="normal"/>
    </style:style>
    <style:style style:name="T64" style:family="text">
      <style:text-properties officeooo:rsid="001e6829"/>
    </style:style>
    <style:style style:name="T65" style:family="text">
      <style:text-properties officeooo:rsid="00281793"/>
    </style:style>
    <style:style style:name="T66" style:family="text">
      <style:text-properties officeooo:rsid="0032cf7e"/>
    </style:style>
    <style:style style:name="T67" style:family="text">
      <style:text-properties officeooo:rsid="0036c293"/>
    </style:style>
    <style:style style:name="T68" style:family="text">
      <style:text-properties officeooo:rsid="003700b0"/>
    </style:style>
    <style:style style:name="T69" style:family="text">
      <style:text-properties officeooo:rsid="003fd3cc"/>
    </style:style>
    <style:style style:name="T70" style:family="text">
      <style:text-properties officeooo:rsid="004223f3"/>
    </style:style>
    <style:style style:name="T71" style:family="text">
      <style:text-properties officeooo:rsid="004426bf"/>
    </style:style>
    <style:style style:name="T72" style:family="text">
      <style:text-properties officeooo:rsid="004640ec"/>
    </style:style>
    <style:style style:name="T73" style:family="text">
      <style:text-properties officeooo:rsid="0046b382"/>
    </style:style>
    <style:style style:name="T74" style:family="text">
      <style:text-properties officeooo:rsid="0044ce70"/>
    </style:style>
    <style:style style:name="T75" style:family="text">
      <style:text-properties officeooo:rsid="004ca56f"/>
    </style:style>
    <style:style style:name="T76" style:family="text">
      <style:text-properties officeooo:rsid="0051aeea"/>
    </style:style>
    <style:style style:name="T77" style:family="text">
      <style:text-properties officeooo:rsid="005382c3"/>
    </style:style>
    <style:style style:name="T78" style:family="text">
      <style:text-properties officeooo:rsid="00625cd7"/>
    </style:style>
    <style:style style:name="T79" style:family="text">
      <style:text-properties officeooo:rsid="006523c6"/>
    </style:style>
    <style:style style:name="T80" style:family="text">
      <style:text-properties officeooo:rsid="00683d16"/>
    </style:style>
    <style:style style:name="T81" style:family="text">
      <style:text-properties officeooo:rsid="0069c89d"/>
    </style:style>
    <style:style style:name="T82" style:family="text">
      <style:text-properties officeooo:rsid="006be8fd"/>
    </style:style>
    <style:style style:name="T83" style:family="text">
      <style:text-properties officeooo:rsid="006c9d43"/>
    </style:style>
    <style:style style:name="T84" style:family="text">
      <style:text-properties officeooo:rsid="006dada9"/>
    </style:style>
    <style:style style:name="T85" style:family="text">
      <style:text-properties officeooo:rsid="006f0028"/>
    </style:style>
    <style:style style:name="T86" style:family="text">
      <style:text-properties officeooo:rsid="0070c320"/>
    </style:style>
    <style:style style:name="T87" style:family="text">
      <style:text-properties officeooo:rsid="0071b278"/>
    </style:style>
    <style:style style:name="T88" style:family="text">
      <style:text-properties officeooo:rsid="00738aec"/>
    </style:style>
    <style:style style:name="T89" style:family="text">
      <style:text-properties officeooo:rsid="00738cd5"/>
    </style:style>
    <style:style style:name="T90" style:family="text">
      <style:text-properties officeooo:rsid="007399b6"/>
    </style:style>
    <style:style style:name="T91" style:family="text">
      <style:text-properties officeooo:rsid="0076ddc2"/>
    </style:style>
    <style:style style:name="T92" style:family="text">
      <style:text-properties officeooo:rsid="0078ceca"/>
    </style:style>
    <style:style style:name="T93" style:family="text">
      <style:text-properties officeooo:rsid="007a7a1c"/>
    </style:style>
    <style:style style:name="T94" style:family="text">
      <style:text-properties officeooo:rsid="007bc2c4"/>
    </style:style>
    <style:style style:name="T95" style:family="text">
      <style:text-properties officeooo:rsid="007be47c"/>
    </style:style>
    <style:style style:name="T96" style:family="text">
      <style:text-properties officeooo:rsid="0023b43c"/>
    </style:style>
    <style:style style:name="T97" style:family="text">
      <style:text-properties officeooo:rsid="003a30e9"/>
    </style:style>
    <style:style style:name="T98" style:family="text">
      <style:text-properties officeooo:rsid="00267218"/>
    </style:style>
    <style:style style:name="T99" style:family="text">
      <style:text-properties officeooo:rsid="003b8319"/>
    </style:style>
    <style:style style:name="T100" style:family="text">
      <style:text-properties officeooo:rsid="006362f7"/>
    </style:style>
    <style:style style:name="T101" style:family="text">
      <style:text-properties officeooo:rsid="00642009"/>
    </style:style>
    <style:style style:name="T102" style:family="text">
      <style:text-properties officeooo:rsid="007fae44"/>
    </style:style>
    <style:style style:name="T103" style:family="text">
      <style:text-properties officeooo:rsid="007fb20a"/>
    </style:style>
    <style:style style:name="T104" style:family="text">
      <style:text-properties officeooo:rsid="00245f66"/>
    </style:style>
    <style:style style:name="T105" style:family="text">
      <style:text-properties officeooo:rsid="006433bc"/>
    </style:style>
    <style:style style:name="T106" style:family="text">
      <style:text-properties officeooo:rsid="001a4f7a"/>
    </style:style>
    <style:style style:name="T107" style:family="text">
      <style:text-properties officeooo:rsid="00295e73"/>
    </style:style>
    <style:style style:name="T108" style:family="text">
      <style:text-properties officeooo:rsid="003db0fa"/>
    </style:style>
    <style:style style:name="T109" style:family="text">
      <style:text-properties officeooo:rsid="0067c8eb"/>
    </style:style>
    <style:style style:name="T110" style:family="text">
      <style:text-properties officeooo:rsid="0027ae33"/>
    </style:style>
    <style:style style:name="T111" style:family="text">
      <style:text-properties officeooo:rsid="0093c47a"/>
    </style:style>
    <style:style style:name="T112" style:family="text">
      <style:text-properties officeooo:rsid="001d3c5e"/>
    </style:style>
    <style:style style:name="T113" style:family="text">
      <style:text-properties officeooo:rsid="0020f195"/>
    </style:style>
    <style:style style:name="T114" style:family="text">
      <style:text-properties officeooo:rsid="0064e204"/>
    </style:style>
    <style:style style:name="T115" style:family="text">
      <style:text-properties officeooo:rsid="008744a4"/>
    </style:style>
    <style:style style:name="T116" style:family="text">
      <style:text-properties officeooo:rsid="0065118f"/>
    </style:style>
    <style:style style:name="T117" style:family="text">
      <style:text-properties officeooo:rsid="002b1883"/>
    </style:style>
    <style:style style:name="T118" style:family="text">
      <style:text-properties officeooo:rsid="00411f82"/>
    </style:style>
    <style:style style:name="T119" style:family="text">
      <style:text-properties officeooo:rsid="004cd663"/>
    </style:style>
    <style:style style:name="T120" style:family="text">
      <style:text-properties officeooo:rsid="0080fd3f"/>
    </style:style>
    <style:style style:name="T121" style:family="text">
      <style:text-properties officeooo:rsid="00843b97"/>
    </style:style>
    <style:style style:name="T122" style:family="text">
      <style:text-properties officeooo:rsid="0084afbe"/>
    </style:style>
    <style:style style:name="T123" style:family="text">
      <style:text-properties officeooo:rsid="00871f5e"/>
    </style:style>
    <style:style style:name="T124" style:family="text">
      <style:text-properties officeooo:rsid="00880b7b"/>
    </style:style>
    <style:style style:name="T125" style:family="text">
      <style:text-properties officeooo:rsid="00889aaf"/>
    </style:style>
    <style:style style:name="T126" style:family="text">
      <style:text-properties officeooo:rsid="008902e2"/>
    </style:style>
    <style:style style:name="T127" style:family="text">
      <style:text-properties officeooo:rsid="008a0d2c"/>
    </style:style>
    <style:style style:name="T128" style:family="text">
      <style:text-properties officeooo:rsid="008c74b3"/>
    </style:style>
    <style:style style:name="T129" style:family="text">
      <style:text-properties officeooo:rsid="008f008d"/>
    </style:style>
    <style:style style:name="T130" style:family="text">
      <style:text-properties officeooo:rsid="00913444"/>
    </style:style>
    <style:style style:name="T131" style:family="text">
      <style:text-properties officeooo:rsid="00919ce5"/>
    </style:style>
    <style:style style:name="T132" style:family="text">
      <style:text-properties officeooo:rsid="009e147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2">How to get software updates from one Wasta computer<text:line-break/><text:span text:style-name="T34">and</text:span> transfer them to another Wasta computer <text:line-break/>using wasta-offline-setup<text:line-break/><text:span text:style-name="T4">By Bill Martin (revised </text:span><text:span text:style-name="T4"><text:modification-date style:data-style-name="N81">28. August 2017</text:modification-date></text:span><text:span text:style-name="T4">)</text:span></text:h>
      <text:h text:style-name="P84" text:outline-level="3">What is this document?</text:h>
      <text:p text:style-name="Standard"><draw:frame draw:style-name="fr1" draw:name="Image55" text:anchor-type="paragraph" svg:x="0.011in" svg:y="0.072in" svg:width="3.4453in" svg:height="0.739in" draw:z-index="0"><draw:image xlink:href="../wasta-docs-images/Wasta-logo-low-res.jpg" xlink:type="simple" xlink:show="embed" xlink:actuate="onLoad"/></draw:frame>This document <text:span text:style-name="T5">is an illustrated guide that </text:span>shows how to <text:span text:style-name="T31">use the </text:span><text:span text:style-name="T8">wasta-offline-setup</text:span><text:span text:style-name="T31"> program to</text:span> <text:span text:style-name="T32">prepare a memory stick with software updates accumulated from one or more already updated Linux computers (the source machines). The memory stick can then be carried to a remote area (without good/inexpensive Internet access) and plugged into one or more Wasta computers (the target machines) to update their software from the updates on the memory stick – offline – rather than going out to the Internet for those updates. When the memory stick is plugged into a Wasta target computer, the wasta-offline program runs automatically to configure the computer to look for its updates from the memory stick. While wasta-offline is running and “Ready”, the user can then use standard software installing and updating programs (such as Software Updater, Synaptic Package Manager, or apt-get commands in a Terminal) to carry out the updating/installing process. The Ubuntu Software Center could also be used, but it won’t run unless Internet access is available at the time it is run – even though it would be used in this case just to install programs that were stored on the memory stick.</text:span></text:p>
      <text:h text:style-name="P85" text:outline-level="3">Who is this document for?</text:h>
      <text:p text:style-name="P2">This document is designed to be a guide for <text:span text:style-name="T6">an </text:span>Advisor, Consultant <text:span text:style-name="T86">or Technician</text:span> <text:span text:style-name="T6">who wishes to provide an offline way to update the software on any number of target Wasta computers that are similarly configured to one or more source Wasta computers – where the source computers have had more recent software installs or updates than the target computers. </text:span></text:p>
      <text:h text:style-name="P86" text:outline-level="3">When <text:span text:style-name="T30">does it make sense </text:span>to use this procedure</text:h>
      <text:p text:style-name="P3">It makes sense:</text:p>
      <text:list xml:id="list3944488437" text:style-name="L1">
        <text:list-item>
          <text:p text:style-name="P78"><text:span text:style-name="T33">When updating a</text:span> 1TB drive with a Full Wasta-Offline Mirror is not practical or cost effective</text:p>
        </text:list-item>
        <text:list-item>
          <text:p text:style-name="P78"><text:span text:style-name="T33">W</text:span>here <text:span text:style-name="T33">Internet access is not possible or too unreliable</text:span></text:p>
        </text:list-item>
        <text:list-item>
          <text:p text:style-name="P78"><text:span text:style-name="T33">Where </text:span>the cost of Internet access is expensive – especially for data downloads <text:span text:style-name="T33">where</text:span> cost is calculated per-megabyte</text:p>
        </text:list-item>
        <text:list-item>
          <text:p text:style-name="P78"><text:span text:style-name="T33">Where </text:span>more than one <text:span text:style-name="T66">target </text:span>Wasta computer needs to <text:span text:style-name="T66">be updated</text:span> <text:span text:style-name="T33">so that they all stay in sync with the source Wasta computer(s) - configured </text:span>with essentially the same software on them.</text:p>
        </text:list-item>
      </text:list>
      <text:h text:style-name="P84" text:outline-level="3">Related How To <text:span text:style-name="T6">d</text:span>ocuments</text:h>
      <text:list xml:id="list115606897" text:style-name="L2">
        <text:list-item>
          <text:p text:style-name="P81">“<text:a xlink:type="simple" xlink:href="../How%20to%20obtain%20a%20Full%20Wasta-Offline%20Mirror%20residing%20on%20a%201TB%20USB%20hard%20drive.html" text:style-name="Internet_20_link" text:visited-style-name="Visited_20_Internet_20_Link"><text:span text:style-name="T74">How to obtain a Full Wasta-Offline Mirror residing on a 1TB USB hard drive</text:span></text:a><text:span text:style-name="T74">”</text:span></text:p>
        </text:list-item>
        <text:list-item>
          <text:p text:style-name="P82">“<text:a xlink:type="simple" xlink:href="../How%20to%20get%20software%20updates%20for%20a%20Full%20Wasta-Offline%20Mirror%20residing%20on%20a%201TB%20USB%20hard%20drive.html" text:style-name="Internet_20_link" text:visited-style-name="Visited_20_Internet_20_Link"><text:span text:style-name="T3">How to get software updates for a Full Wasta-Offline Mirror residing on a 1TB USB hard drive</text:span></text:a>”</text:p>
        </text:list-item>
        <text:list-item>
          <text:p text:style-name="P83">“<text:a xlink:type="simple" xlink:href="../How%20to%20update%20your%20Wasta-Linux%20software%20offline%20by%20memory%20stick%20or%20external%20hard%20drive.html" text:style-name="Internet_20_link" text:visited-style-name="Visited_20_Internet_20_Link">How to update your Wasta-Linux software </text:a><text:a xlink:type="simple" xlink:href="../How%20to%20update%20your%20Wasta-Linux%20software%20offline%20by%20memory%20stick%20or%20external%20hard%20drive.html" text:style-name="Internet_20_link" text:visited-style-name="Visited_20_Internet_20_Link"><text:span text:style-name="T35">offline </text:span></text:a><text:a xlink:type="simple" xlink:href="../How%20to%20update%20your%20Wasta-Linux%20software%20offline%20by%20memory%20stick%20or%20external%20hard%20drive.html" text:style-name="Internet_20_link" text:visited-style-name="Visited_20_Internet_20_Link">by memory stick or external hard drive</text:a>”</text:p>
        </text:list-item>
      </text:list>
      <text:h text:style-name="P87" text:outline-level="3"><text:soft-page-break/>Preliminary one-time procedures</text:h>
      <text:p text:style-name="P60">If you have a fresh memory stick that has not been used previously for transferring wasta-offline software updates from a source computer to a target computer, <text:span text:style-name="T83">or are getting software updates from a source computer that has</text:span> <text:span text:style-name="T7">not </text:span><text:span text:style-name="T14">been </text:span><text:span text:style-name="T7">used </text:span><text:span text:style-name="T14">with </text:span><text:span text:style-name="T7">wasta-offline-setup before</text:span>, then you need to do <text:span text:style-name="T83">one or both of these</text:span> preliminary one-time procedures. <text:span text:style-name="T80">The one-time procedures are</text:span>:</text:p>
      <text:p text:style-name="P74"><text:span text:style-name="T29">Preliminary Procedure </text:span><text:span text:style-name="T15">1. </text:span><text:a xlink:type="simple" xlink:href="#Installing_wasta-offline-setup_on_the_source_computer" text:style-name="Internet_20_link" text:visited-style-name="Visited_20_Internet_20_Link"><text:span text:style-name="T15">Install</text:span></text:a><text:a xlink:type="simple" xlink:href="#Installing_wasta-offline-setup_on_the_source_computer" text:style-name="Internet_20_link" text:visited-style-name="Visited_20_Internet_20_Link"><text:span text:style-name="T17">ing</text:span></text:a><text:a xlink:type="simple" xlink:href="#Installing_wasta-offline-setup_on_the_source_computer" text:style-name="Internet_20_link" text:visited-style-name="Visited_20_Internet_20_Link"><text:span text:style-name="T15"> wasta-offline-setup on the “source” computer(s)</text:span></text:a><text:span text:style-name="T15">.</text:span><text:span text:style-name="T57"> </text:span><text:span text:style-name="T54">Do this procedure if the source computer has never before been used as a source computer for wasta-offline-setup. The procedure shows how to install the wasta-offline-setup program on the computer. If there is more than one source computer, this procedure will need to be done one time on each </text:span><text:span text:style-name="T55">of the</text:span><text:span text:style-name="T54"> source computer</text:span><text:span text:style-name="T55">s functioning as the source for offline software updates</text:span><text:span text:style-name="T54">.</text:span></text:p>
      <text:p text:style-name="P62"><text:span text:style-name="T85">Preliminary Procedure </text:span>2. <text:a xlink:type="simple" xlink:href="#Preparing_a_fresh_memory_stick_for_wasta-offline-setup" text:style-name="Internet_20_link" text:visited-style-name="Visited_20_Internet_20_Link"><text:span text:style-name="T80">Preparing a fresh memory stick for use by wasta-offline-setup</text:span></text:a><text:span text:style-name="T56">. </text:span><text:span text:style-name="T55">Do this procedure if the memory stick being used to transfer software updates is a fresh one, that is, one that has not been used before by wasta-offline-setup for this purpose. A fresh memory stick will not have a folder named wasta-offline in its root directory.</text:span></text:p>
      <text:p text:style-name="P61">The <text:span text:style-name="T87">above</text:span> one-time procedures are documented in a later section of this document. Click on the<text:span text:style-name="T84"> </text:span>links <text:span text:style-name="T85">and follow the appropriate</text:span> <text:span text:style-name="T85">procedure(s) if needed</text:span>, then return here <text:span text:style-name="T84">to proceed with</text:span> <text:span text:style-name="T81">Step 1</text:span> below <text:span text:style-name="T87">to follow the typical memory stick update scenario</text:span>.</text:p>
      <text:h text:style-name="Heading_20_3" text:outline-level="3"><text:span text:style-name="T82">Typical memory stick update scenario: </text:span><text:bookmark-start text:name="Running_wasta-offline-setup_on_the_source_computer"/><text:span text:style-name="T82">Running wasta-offline-setup on the source computer</text:span><text:bookmark-end text:name="Running_wasta-offline-setup_on_the_source_computer"/></text:h>
      <text:h text:style-name="P88" text:outline-level="3">Step 1. Plug in your wasta-offline-setup memory stick to the source computer</text:h>
      <text:p text:style-name="P24"><text:span text:style-name="T68">If you previously prepared – or were given - a memory stick for installing wasta-offline updates, </text:span><text:span text:style-name="T16">plug that memory stick into the “source” computer</text:span><text:span text:style-name="T68">:</text:span></text:p>
      <text:p text:style-name="P24"/>
      <text:p text:style-name="P24"><draw:frame draw:style-name="fr2" draw:name="Image23" text:anchor-type="paragraph" svg:width="3.7547in" svg:height="2.5028in" draw:z-index="1"><draw:image xlink:href="../wasta-docs-images/Inserting-memory-stick.png" xlink:type="simple" xlink:show="embed" xlink:actuate="onLoad"/></draw:frame></text:p>
      <text:p text:style-name="P24"><text:soft-page-break/></text:p>
      <text:p text:style-name="P24"><text:span text:style-name="T82">The source computer will normally be a Wasta computer and have the wasta-offline program installed on it along with wasta-offline-setup. </text:span>Assuming the memory stick has been used previously for transferring software updates, it will have a wasta-offline folder in its root directory <text:span text:style-name="T82">with (old) updates on it. The presence of a wasta-offline folder on the memory stick triggers the launch of </text:span>the wasta-offline program about 10 seconds <text:span text:style-name="T88">after it is plugged in</text:span>. <text:span text:style-name="T89">The first evidence you see that wasta-offline has launched is the request for a password for wasta [Offline]:</text:span></text:p>
      <text:p text:style-name="P23"/>
      <text:p text:style-name="P4"><draw:frame draw:style-name="fr3" draw:name="Image24" text:anchor-type="paragraph" svg:width="4.922in" svg:height="2.511in" draw:z-index="2"><draw:image xlink:href="../wasta-docs-images/Cancel-Enter-Password-for-wasta-offline.png" xlink:type="simple" xlink:show="embed" xlink:actuate="onLoad"/></draw:frame></text:p>
      <text:p text:style-name="P5">But, at this stage just <text:span text:style-name="T7">Cancel</text:span> this password prompt – <text:span text:style-name="T7">we need to run wasta-offline-setup first</text:span> instead of wasta-offline, since we haven’t yet gotten updates from <text:span text:style-name="T90">this</text:span> “source” computer. </text:p>
      <text:h text:style-name="Heading_20_3" text:outline-level="3">Step 2. Run wasta-offline-setup on the source computer</text:h>
      <text:p text:style-name="P25">With the memory stick plugged into the source computer, start up the wasta-offline-setup program from the Administration category of the main Menu:</text:p>
      <text:p text:style-name="P25"/>
      <text:p text:style-name="P25"><draw:frame draw:style-name="fr4" draw:name="Image25" text:anchor-type="paragraph" svg:width="6.9252in" svg:height="2.5335in" draw:z-index="3"><draw:image xlink:href="../wasta-docs-images/Menu-Administration-wasta-offline-setup-installed.png" xlink:type="simple" xlink:show="embed" xlink:actuate="onLoad"/></draw:frame></text:p>
      <text:p text:style-name="P25">If <text:span text:style-name="T7">wasta [Offline] Setup</text:span> is not listed on the Administration menu, skip down to the Preliminary Procedure <text:span text:style-name="T15">1. </text:span><text:a xlink:type="simple" xlink:href="#Installing_wasta-offline-setup-on-the-source-computers" text:style-name="Internet_20_link" text:visited-style-name="Visited_20_Internet_20_Link"><text:span text:style-name="T15">Install</text:span></text:a><text:a xlink:type="simple" xlink:href="#Installing_wasta-offline-setup-on-the-source-computers" text:style-name="Internet_20_link" text:visited-style-name="Visited_20_Internet_20_Link"><text:span text:style-name="T17">ing</text:span></text:a><text:a xlink:type="simple" xlink:href="#Installing_wasta-offline-setup-on-the-source-computers" text:style-name="Internet_20_link" text:visited-style-name="Visited_20_Internet_20_Link"><text:span text:style-name="T15"> wasta-offline-setup on the “source” computer(s)</text:span></text:a><text:span text:style-name="T57">, </text:span><text:span text:style-name="T40">and install wasta-offline-setup on this source computer; then return here to continue the process of running wasta-offline-setup.</text:span></text:p>
      <text:p text:style-name="P14"><text:soft-page-break/>The wasta-offline-setup program asks for your administrative password:</text:p>
      <text:p text:style-name="P14"/>
      <text:p text:style-name="P14"><draw:frame draw:style-name="fr3" draw:name="Image21" text:anchor-type="paragraph" svg:width="4.428in" svg:height="2.3799in" draw:z-index="4"><draw:image xlink:href="../wasta-docs-images/Enter-Password-for-wasta-offline-setup.png" xlink:type="simple" xlink:show="embed" xlink:actuate="onLoad"/></draw:frame></text:p>
      <text:p text:style-name="P23"/>
      <text:p text:style-name="P26">The initial wasta-offline-setup message appears as shown in the illustration below:</text:p>
      <text:p text:style-name="P26"/>
      <text:p text:style-name="P26"><draw:frame draw:style-name="fr3" draw:name="Image26" text:anchor-type="paragraph" svg:width="6.1457in" svg:height="4.0937in" draw:z-index="5"><draw:image xlink:href="../wasta-docs-images/Wasta-Offline-Setup-Initial-No-Yes-message.png" xlink:type="simple" xlink:show="embed" xlink:actuate="onLoad"/></draw:frame></text:p>
      <text:p text:style-name="P23"/>
      <text:p text:style-name="P26">Read the text in the message, then click on the <text:span text:style-name="T7">Yes</text:span> button to continue. The program causes the computer to look for a memory stick plugged in that has a wasta-offline folder on it, and when it finds one it presents you with the following dialog:</text:p>
      <text:p text:style-name="P23"/>
      <text:p text:style-name="P23"/>
      <text:p text:style-name="P26"><draw:frame draw:style-name="fr2" draw:name="Image27" text:anchor-type="paragraph" svg:width="5.9898in" svg:height="2.7465in" draw:z-index="6"><draw:image xlink:href="../wasta-docs-images/Wasta-Offline-Setup-Select-Folder-already-selected.png" xlink:type="simple" xlink:show="embed" xlink:actuate="onLoad"/></draw:frame><text:soft-page-break/></text:p>
      <text:p text:style-name="P26">Note: <text:span text:style-name="T92">In</text:span> our typical scenario we previously used this memory stick, <text:span text:style-name="T92">so </text:span>it already had a <text:span text:style-name="T7">wasta-offline</text:span> folder in its root directory. <text:span text:style-name="T93">T</text:span>he program <text:span text:style-name="T91">automatically selected</text:span> the <text:span text:style-name="T7">KINGSTON</text:span> memory stick device <text:span text:style-name="T91">- since it found a wasta-offline folder on it - </text:span>and it highlighted/selected the <text:span text:style-name="T7">wasta-offline</text:span> folder <text:span text:style-name="T91">in blue</text:span>.</text:p>
      <text:p text:style-name="P23"/>
      <text:p text:style-name="P6">Finally, click on the <text:span text:style-name="T7">OK</text:span> button. <text:span text:style-name="T70">The program now processes the software package information:</text:span></text:p>
      <text:p text:style-name="P6"/>
      <text:p text:style-name="P6"><draw:frame draw:style-name="fr3" draw:name="Image18" text:anchor-type="paragraph" svg:width="4.4283in" svg:height="1.9098in" draw:z-index="7"><draw:image xlink:href="../wasta-docs-images/Wasta-Offline-Setup-copying-local-cache-to-wasta-offline.png" xlink:type="simple" xlink:show="embed" xlink:actuate="onLoad"/></draw:frame></text:p>
      <text:p text:style-name="P21">The copying process goes fairly quickly with several progress <text:span text:style-name="T75">messages</text:span> similar to the above image. When <text:span text:style-name="T73">wasta-offline-setup has</text:span> finished the “<text:span text:style-name="T77">Finished”</text:span> dialog will appear:</text:p>
      <text:p text:style-name="P6"/>
      <text:p text:style-name="P6"><draw:frame draw:style-name="fr3" draw:name="Image19" text:anchor-type="paragraph" svg:width="4.1673in" svg:height="1.998in" draw:z-index="8"><draw:image xlink:href="../wasta-docs-images/Wasta-Offline-Setup-finished-adding-cache.png" xlink:type="simple" xlink:show="embed" xlink:actuate="onLoad"/></draw:frame></text:p>
      <text:p text:style-name="P21"><text:soft-page-break/>When the process is finished you can view the log or just click <text:span text:style-name="T7">No</text:span> <text:span text:style-name="T71">to finish up and close the dialog.</text:span></text:p>
      <text:p text:style-name="P6"/>
      <text:p text:style-name="P27">Repeat <text:span text:style-name="T94">Step 1 and Step 2</text:span> above for any other source computer that you want to collect updates from. <text:span text:style-name="T94">The wasta-offline-setup will combine the updates together</text:span> <text:span text:style-name="T94">on the memory stick </text:span>for transferring to the target computer.</text:p>
      <text:h text:style-name="Heading_20_3" text:outline-level="3">Step 3. <text:span text:style-name="T94">Take</text:span> the memory stick <text:span text:style-name="T94">and plug it in to the target computer(s)</text:span></text:h>
      <text:p text:style-name="P20"><text:span text:style-name="T94">After removing the memory stick from the “source” computer(s), it is ready to plug into one or more </text:span><text:span text:style-name="T18">target computers</text:span><text:span text:style-name="T94"> and transfer all the updates it received from the source computer(s). </text:span></text:p>
      <text:p text:style-name="P20"/>
      <text:p text:style-name="P20"><draw:frame draw:style-name="fr3" draw:name="Image28" text:anchor-type="paragraph" svg:width="4.1661in" svg:height="2.7772in" draw:z-index="9"><draw:image xlink:href="../wasta-docs-images/Inserting-memory-stick.png" xlink:type="simple" xlink:show="embed" xlink:actuate="onLoad"/></draw:frame></text:p>
      <text:p text:style-name="P20"/>
      <text:p text:style-name="P59">Typically, the target computer(s) may be in a remote location where Internet is not available or is too expensive or unreliable to use for updating software.</text:p>
      <text:p text:style-name="P20"/>
      <text:p text:style-name="P28">About 10 seconds after plugging in the memory stick containing the latest software updates, the wasta [Offline] program should launch automatically and ask for your password:</text:p>
      <text:p text:style-name="P28"/>
      <text:p text:style-name="P28"><draw:frame draw:style-name="fr5" draw:name="Image29" text:anchor-type="paragraph" svg:x="1.1016in" svg:y="-0.052in" svg:width="4.4516in" svg:height="2.3862in" draw:z-index="10"><draw:image xlink:href="../wasta-docs-images/Enter-Password-for-wasta-offline.png" xlink:type="simple" xlink:show="embed" xlink:actuate="onLoad"/></draw:frame></text:p>
      <text:p text:style-name="P28"><text:soft-page-break/>This time you should go ahead and type in the password and click <text:span text:style-name="T7">OK</text:span> to continue – we know that this time the memory stick has been updated from one or more source computers – and we want wasta-offline to now update this target computer’s software.</text:p>
      <text:p text:style-name="P28"/>
      <text:p text:style-name="P64">After entering the password the first dialog you will see is the <text:span text:style-name="Strong_20_Emphasis">wasta </text:span><text:span text:style-name="Strong_20_Emphasis"><text:span text:style-name="T96">[</text:span></text:span><text:span text:style-name="Strong_20_Emphasis">Offline</text:span><text:span text:style-name="Strong_20_Emphasis"><text:span text:style-name="T96">]</text:span></text:span> dialog shown below:</text:p>
      <text:p text:style-name="P28"><draw:frame draw:style-name="fr3" draw:name="Image30" text:anchor-type="paragraph" svg:width="4.9693in" svg:height="5.7217in" draw:z-index="11"><draw:image xlink:href="../wasta-docs-images/Select-Mode-wasta-offline-Only-Dialog.png" xlink:type="simple" xlink:show="embed" xlink:actuate="onLoad"/></draw:frame></text:p>
      <text:p text:style-name="P29"><text:span text:style-name="T95">Click on the </text:span><text:span text:style-name="T19">OK</text:span><text:span text:style-name="T95"> button to continue. After you click</text:span> on the <text:span text:style-name="Strong_20_Emphasis">OK</text:span> button, <text:span text:style-name="T97">t</text:span>he wasta-offline program then does some work in the background for a short period of time (temporarily replacing the user's sources.list file with one that points to the external USB memory stick, rather than the remote Internet repositories, and then <text:span text:style-name="T98">it</text:span> inventor<text:span text:style-name="T98">ies</text:span> the updates that are available <text:span text:style-name="T99">for your computer</text:span>). The background work being done <text:span text:style-name="T102">goes quickly. T</text:span>he following dialog <text:span text:style-name="T102">is</text:span> shown temporarily as progress indicator during the background process:</text:p>
      <text:p text:style-name="P65"/>
      <text:p text:style-name="P65"><draw:frame draw:style-name="fr3" draw:name="Image31" text:anchor-type="paragraph" svg:width="5.4583in" svg:height="2.3543in" draw:z-index="13"><draw:image xlink:href="../wasta-docs-images/Wasta-Offline-updating-software-lists-from-memory-stick.png" xlink:type="simple" xlink:show="embed" xlink:actuate="onLoad"/></draw:frame><text:soft-page-break/></text:p>
      <text:p text:style-name="P65">As soon as the background work is done the progress indicator automatically disappear<text:span text:style-name="T102">s</text:span> and the following message is presented to the user:</text:p>
      <text:p text:style-name="P65"><draw:frame draw:style-name="fr3" draw:name="Image33" text:anchor-type="paragraph" svg:width="6.5382in" svg:height="4.0835in" draw:z-index="12"><draw:image xlink:href="../wasta-docs-images/Wasta-Offline-Finished-dialog.png" xlink:type="simple" xlink:show="embed" xlink:actuate="onLoad"/></draw:frame>At this point we are ready to do a "normal" <text:span text:style-name="T100">software </text:span>update procedure. <text:span text:style-name="Strong_20_Emphasis">Important: You must leave this </text:span><text:span text:style-name="Strong_20_Emphasis"><text:span text:style-name="T100">wasta [Offline] Ready </text:span></text:span><text:span text:style-name="Strong_20_Emphasis">dialog "open" and unfinished as you go on to the next steps.</text:span> </text:p>
      <text:p text:style-name="P65">Wasta-offline has <text:span text:style-name="T101">temporarily</text:span> re-arranged the expected places to find updates <text:span text:style-name="T101">on the memory stick or external hard drive</text:span>, but if you <text:span text:style-name="T96">click </text:span><text:span text:style-name="T7">Finish</text:span> too early, then the system reverts back to its original mode of looking for updates off the Internet instead.</text:p>
      <text:h text:style-name="P89" text:outline-level="3"><text:soft-page-break/><text:span text:style-name="T95">Step 4. </text:span>Use Software Updater to install the updates from the memory stick <text:span text:style-name="T95">to the target computer</text:span></text:h>
      <text:p text:style-name="P8"><text:span text:style-name="T103">Remember, t</text:span>he memory stick only contains software and updates to software that are being transferred from one or more existing “source” Wasta computer(s) <text:span text:style-name="T103">to this target computer</text:span>. It cannot be used to install new software or updates that were not already installed on the source Wasta computer(s). </text:p>
      <text:h text:style-name="P92" text:outline-level="4">Using Software Updater</text:h>
      <text:p text:style-name="P71">There are many ways to update <text:span text:style-name="T96">software</text:span> in Wasta Linux, but here we will describe the tool called <text:span text:style-name="T20">Software Update</text:span><text:span text:style-name="Strong_20_Emphasis"><text:span text:style-name="T7">r</text:span></text:span> which is <text:span text:style-name="T101">one of the “normal” software tools</text:span> to up<text:span text:style-name="T103">dat</text:span>e software packages in the Ubuntu/Wasta Linux systems. <text:span text:style-name="T101">Software Updater usually looks for updates on the Internet, but while wasta-offline is running (and the above “Ready” message is displaying), Software Updater is temporarily directed to get its updates from the memory stick that is plugged into the computer – instead of the Internet.</text:span></text:p>
      <text:p text:style-name="P75">The Software Updater program can be started by clicking on an icon on your desktop as shown below:</text:p>
      <text:p text:style-name="P71"><draw:frame draw:style-name="fr6" draw:name="Image32" text:anchor-type="paragraph" svg:y="0.1563in" svg:width="4.2409in" svg:height="3.3138in" draw:z-index="14"><draw:image xlink:href="../wasta-docs-images/Software-Updater-icon-and-menu.png" xlink:type="simple" xlink:show="embed" xlink:actuate="onLoad"/></draw:frame></text:p>
      <text:p text:style-name="P71"><text:span text:style-name="T107">Click on</text:span> the <text:span text:style-name="T21">Software Updater</text:span><text:span text:style-name="T7"> icon</text:span> found on the lower right corner of the desktop. <text:span text:style-name="T98">In the image above, t</text:span>he system is reporting <text:span text:style-name="T98">that</text:span> there are 1<text:span text:style-name="T106">6 </text:span>updates available. <text:span text:style-name="T98">That number will vary from update to update. It </text:span>is the <text:span text:style-name="T104">number of packages that</text:span> would have <text:span text:style-name="T104">been transferred</text:span> over the Internet, if you had used th<text:span text:style-name="T98">e Internet to download the updates</text:span>.</text:p>
      <text:p text:style-name="P66"><text:span text:style-name="T7">With wasta-offline still running </text:span><text:span text:style-name="T22">(and the “Ready” message still open)</text:span>, select the <text:span text:style-name="T7">Show updates</text:span> option from the menu that appears in the software updater’s menu <text:span text:style-name="T108">(Note: selecting the </text:span><text:span text:style-name="T23">Install all updates</text:span><text:span text:style-name="T108"> menu item bypasses the next dialog)</text:span>.</text:p>
      <text:p text:style-name="P67"><text:soft-page-break/>The Software Updater will start up and show any updates that are available to install. <text:span text:style-name="T103">The illustration shown below will vary for your computer depending on what updates are being transferred via the memory stick</text:span>:</text:p>
      <text:p text:style-name="P71"><draw:frame draw:style-name="fr3" draw:name="Image34" text:anchor-type="paragraph" svg:width="4.852in" svg:height="3.6236in" draw:z-index="15"><draw:image xlink:href="../wasta-docs-images/Software-Updater-Showing-Updates.png" xlink:type="simple" xlink:show="embed" xlink:actuate="onLoad"/></draw:frame></text:p>
      <text:p text:style-name="P68">In the lower left part of the <text:span text:style-name="T109">Software Updater </text:span>dialog i<text:span text:style-name="T98">t</text:span> says that “2.7 MB will be downloaded” for this particular software update. Occasionally, there may be many tens or hundreds of megabytes to “be downloaded”. <text:span text:style-name="T110">Since we are using wasta-offline, t</text:span>he amount to be “downloaded” here will be done directly from the <text:span text:style-name="T105">plugged-in memory stick </text:span>rather than from the Internet. You can well imagine how <text:span text:style-name="T105">using</text:span> wasta-offline can improve the speed and <text:span text:style-name="T110">eliminate the </text:span>cost of such downloads, especially in areas where Internet is slow <text:span text:style-name="T110">or</text:span> expensive.</text:p>
      <text:p text:style-name="P67">Click on the <text:span text:style-name="T7">Install Now</text:span> button to begin the software updates to your system. You may be asked <text:span text:style-name="T111">to enter</text:span> computer user's admin<text:span text:style-name="T96">istrative</text:span> password , <text:span text:style-name="T112">if it has been more than 15 minutes since you started wasta-offline. The Software Updater first downloads the updates from the memory stick:</text:span></text:p>
      <text:p text:style-name="P69"><draw:frame draw:style-name="fr3" draw:name="Image35" text:anchor-type="paragraph" svg:width="5.0717in" svg:height="1.7209in" draw:z-index="16"><draw:image xlink:href="../wasta-docs-images/Installing-updates-download-progress.png" xlink:type="simple" xlink:show="embed" xlink:actuate="onLoad"/></draw:frame>And then <text:span text:style-name="T110">it applies</text:span> those updates in <text:span text:style-name="T110">the same</text:span> operation:</text:p>
      <text:p text:style-name="P71"><draw:frame draw:style-name="fr3" draw:name="Image36" text:anchor-type="paragraph" svg:width="5.1252in" svg:height="1.7457in" draw:z-index="17"><draw:image xlink:href="../wasta-docs-images/Installing-updates-applying-progress.png" xlink:type="simple" xlink:show="embed" xlink:actuate="onLoad"/></draw:frame><text:soft-page-break/></text:p>
      <text:p text:style-name="P70">When the installation process is complete Software Updater will report that your computer is up to date:</text:p>
      <text:p text:style-name="P71"><draw:frame draw:style-name="fr3" draw:name="Image38" text:anchor-type="paragraph" svg:width="5.052in" svg:height="1.4791in" draw:z-index="19"><draw:image xlink:href="../wasta-docs-images/Software-is-up-to-date.png" xlink:type="simple" xlink:show="embed" xlink:actuate="onLoad"/></draw:frame></text:p>
      <text:p text:style-name="P71">When the user clicks on the <text:span text:style-name="Strong_20_Emphasis"><text:span text:style-name="T113">OK</text:span></text:span> button, the Update Manager automatically closes too, leaving the still-open <text:span text:style-name="T114">wasta-offline </text:span>message box the user saw at the beginning of the update process (and <text:span text:style-name="T110">has been left</text:span> open during the software updates):</text:p>
      <text:p text:style-name="P71"><draw:frame draw:style-name="fr3" draw:name="Image37" text:anchor-type="paragraph" svg:width="6.1043in" svg:height="3.2917in" draw:z-index="18"><draw:image xlink:href="../wasta-docs-images/Wasta-Offline-Finished-Dismiss-with-Finished-dialog.png" xlink:type="simple" xlink:show="embed" xlink:actuate="onLoad"/></draw:frame></text:p>
      <text:p text:style-name="P76"><text:soft-page-break/>If you know that a new Linux program was installed on the source computer recently, it should be possible to also install that new program on the target computer from the packages that are on the memory stick. To install the new software, you should use a different program called Synaptic Package Manager. The use of the Synaptic Package Manager is not described on this document. Please refer to the document entitled “<text:a xlink:type="simple" xlink:href="../How%20to%20update%20your%20Wasta-Linux%20software%20offline%20by%20memory%20stick%20or%20external%20hard%20drive.html#Installing_new_software" text:style-name="Internet_20_link" text:visited-style-name="Visited_20_Internet_20_Link">How to update your Wasta-Linux software offline by memory stick or external hard drive</text:a>” and follow the procedure described in the “Installing new software” section of that document. </text:p>
      <text:h text:style-name="Heading_20_4" text:outline-level="4"><text:bookmark-start text:name="Finishing-the-update-process"/>Finishing the update process<text:bookmark-end text:name="Finishing-the-update-process"/></text:h>
      <text:p text:style-name="P72"><text:span text:style-name="T115">The wasta-offline “Ready” message shown above should still be displaying on your desktop. You can now</text:span>, <text:span text:style-name="T115">c</text:span>lick <text:span text:style-name="T110">the</text:span> <text:span text:style-name="Strong_20_Emphasis">Finish</text:span> button to <text:span text:style-name="T115">formally end the Wasta-Offline session</text:span> and close the “<text:span text:style-name="T115">Ready” </text:span><text:s/>message.</text:p>
      <text:p text:style-name="P72">At this point the system has returned back to "normal" and will look for updates, as before, by using the Internet. If the system were somehow brought to a town and connected, then it would be ready to receive downloads and updates via the Internet. </text:p>
      <text:p text:style-name="P72">Since <text:span text:style-name="T110">you have</text:span> just completed the update process, <text:span text:style-name="T110">you</text:span> can <text:span text:style-name="T116">now </text:span>"Safely Remove" the USB memory stick. <text:span text:style-name="T107">Hover the mouse over the icons found on the lower right corner of the desktop as you look for </text:span>the <text:span text:style-name="T24">Removable drives </text:span><text:span text:style-name="T58">icon</text:span><text:span text:style-name="T40">:</text:span></text:p>
      <text:p text:style-name="P72"><draw:frame draw:style-name="fr2" draw:name="Image39" text:anchor-type="paragraph" svg:width="3.9154in" svg:height="0.6583in" draw:z-index="20"><draw:image xlink:href="../wasta-docs-images/Removable-Drives-Tray-Icon.png" xlink:type="simple" xlink:show="embed" xlink:actuate="onLoad"/></draw:frame><text:span text:style-name="T107">Click on</text:span> the <text:span text:style-name="T24">Removable drives</text:span><text:span text:style-name="T58"> icon to display the pop up menu:</text:span> </text:p>
      <text:p text:style-name="P31"><draw:frame draw:style-name="fr2" draw:name="Image40" text:anchor-type="paragraph" svg:width="4.5835in" svg:height="1.448in" draw:z-index="21"><draw:image xlink:href="../wasta-docs-images/Removable-Drives-Tray-popup-menu-Kingston.png" xlink:type="simple" xlink:show="embed" xlink:actuate="onLoad"/></draw:frame></text:p>
      <text:p text:style-name="P32">The USB <text:span text:style-name="T120">memory stick</text:span> we are demonstrating is named <text:span text:style-name="T25">KINGSTON</text:span><text:span text:style-name="T7">.</text:span> <text:span text:style-name="T116">In the illustration above it</text:span> is the only device listed in the removable drives menu list (there may be other drives listed for your computer). Click on the <text:span text:style-name="T116">up-pointing arrow </text:span>icon <text:span text:style-name="T117">shown above to safely remove the external drive containing the wasta-offline updates (mirror). The icon and pop up menu will disappear when it is safe to remove the USB device from the computer. You may also see a notification at the top of your screen that looks like this:</text:span></text:p>
      <text:p text:style-name="P32"/>
      <text:p text:style-name="P32"><draw:frame draw:style-name="fr2" draw:name="Image41" text:anchor-type="paragraph" svg:width="5.161in" svg:height="0.5091in" draw:z-index="22"><draw:image xlink:href="../wasta-docs-images/You-can-now-unplug-LM-UPDATES.png" xlink:type="simple" xlink:show="embed" xlink:actuate="onLoad"/></draw:frame></text:p>
      <text:p text:style-name="P30"><text:soft-page-break/>If you have multiple <text:span text:style-name="T120">target </text:span>computers running Wasta-Linux, you can do the same process on all of th<text:span text:style-name="T120">em</text:span> without accessing the Internet <text:span text:style-name="T120">from</text:span> any of the <text:span text:style-name="T120">target computers</text:span>. You can follow the above process as often as there are new updates <text:span text:style-name="T118">on memory stick. </text:span></text:p>
      <text:p text:style-name="P30"/>
      <text:p text:style-name="P33">For <text:span text:style-name="T121">more detailed </text:span>information on how to get the latest software updates loaded on <text:span text:style-name="T132">an</text:span> external USB drive, see th<text:span text:style-name="T132">is</text:span> document: “<text:a xlink:type="simple" xlink:href="../How%20to%20get%20software%20updates%20for%20a%20Full%20Wasta-Offline%20Mirror%20residing%20on%20a%201TB%20USB%20hard%20drive.html" text:style-name="Internet_20_link" text:visited-style-name="Visited_20_Internet_20_Link">How to get software updates for a Full Wasta-Offline Mirror residing on a 1TB USB hard drive</text:a>”</text:p>
      <text:p text:style-name="P30"/>
      <text:p text:style-name="P34">The following procedures describe one-time actions that you may need to do before you can follow the steps described above in the main documentation:</text:p>
      <text:h text:style-name="Heading_20_3" text:outline-level="3"><text:bookmark-start text:name="Installing_wasta-offline-setup_on_the_source_computer"/><text:span text:style-name="T85">Preliminary Procedure </text:span>1. <text:span text:style-name="T122">Installing wasta-offline-setup on the “source” computer(s)</text:span><text:bookmark-end text:name="Installing_wasta-offline-setup_on_the_source_computer"/></text:h>
      <text:p text:style-name="P63"><text:span text:style-name="T54">Do this procedure if the source computer has never before been used as a source computer for wasta-offline-setup. Th</text:span><text:span text:style-name="T63">is</text:span><text:span text:style-name="T54"> procedure shows how to install the wasta-offline-setup program on the computer. If there is more than one source computer, this procedure will need to be done one time on each </text:span><text:span text:style-name="T55">of the</text:span><text:span text:style-name="T54"> source computer</text:span><text:span text:style-name="T55">s functioning as the source for offline software updates</text:span><text:span text:style-name="T54">.</text:span></text:p>
      <text:h text:style-name="P93" text:outline-level="4"><text:span text:style-name="T81">Is</text:span> wasta-offline-setup <text:span text:style-name="T81">installed </text:span>on the “source” computer<text:span text:style-name="T81">(s)?</text:span></text:h>
      <text:p text:style-name="P22"><text:span text:style-name="T39">Check to see if the program called </text:span><text:span text:style-name="T9">wasta-offline-setup </text:span><text:span text:style-name="T41">is </text:span><text:span text:style-name="T48">already </text:span><text:span text:style-name="T41">installed </text:span><text:span text:style-name="T48">or not, </text:span><text:span text:style-name="T42">on the computer that is to function as the “source” computer. </text:span><text:span text:style-name="T48">The computer <text:s/>or computers we call the “source” computer is</text:span><text:span text:style-name="T42"> the computer that has </text:span><text:span text:style-name="T48">more recently</text:span><text:span text:style-name="T42"> had software updates done </text:span><text:span text:style-name="T48">to it</text:span><text:span text:style-name="T42">. </text:span><text:span text:style-name="T48">It is</text:span><text:span text:style-name="T42"> the computer you will </text:span><text:span text:style-name="T46">be getting</text:span><text:span text:style-name="T42"> the updates from</text:span><text:span text:style-name="T41">. </text:span><text:span text:style-name="T48">T</text:span><text:span text:style-name="T40">he </text:span><text:span text:style-name="T48">wasta-offline-setup </text:span><text:span text:style-name="T40">program is not </text:span><text:span text:style-name="T48">generally </text:span><text:span text:style-name="T40">installed </text:span><text:span text:style-name="T48">w</text:span><text:span text:style-name="T40">hen Wasta Linux is first installed on a computer </text:span><text:span text:style-name="T50">- i</text:span><text:span text:style-name="T48">t would be installed if the computer was previously used to prepare a </text:span><text:span text:style-name="T49">memory stick for </text:span><text:span text:style-name="T48">wasta-offline </text:span><text:span text:style-name="T49">use. </text:span></text:p>
      <text:p text:style-name="P9"/>
      <text:p text:style-name="P22"><text:span text:style-name="T41">Look at the list of programs in the </text:span><text:span text:style-name="T11">Administration</text:span><text:span text:style-name="T41"> category of the main </text:span><text:span text:style-name="T11">Menu </text:span><text:span text:style-name="T12">(scroll down the list)</text:span><text:span text:style-name="T36">. If it only lists </text:span><text:span text:style-name="T9">wasta [Offline]</text:span><text:span text:style-name="T36">, and not </text:span><text:span text:style-name="T9">wasta [Offline] setup</text:span><text:span text:style-name="T36">, as shown here:</text:span></text:p>
      <text:p text:style-name="P22"/>
      <text:p text:style-name="P22"><draw:frame draw:style-name="fr3" draw:name="Image1" text:anchor-type="paragraph" svg:width="6.1091in" svg:height="2.2346in" draw:z-index="23"><draw:image xlink:href="../wasta-docs-images/Menu-Administration-wasta-offline-setup-not-installed.png" xlink:type="simple" xlink:show="embed" xlink:actuate="onLoad"/></draw:frame></text:p>
      <text:p text:style-name="P22"/>
      <text:p text:style-name="P22"><text:span text:style-name="T36">then the </text:span>first thing we need to do is to install <text:span text:style-name="T10">wasta-offline-setup</text:span><text:span text:style-name="T42"> </text:span><text:span text:style-name="T43">on the source machine. </text:span><text:a xlink:type="simple" xlink:href="#Install_wasta-offline-setup" text:style-name="Internet_20_link" text:visited-style-name="Visited_20_Internet_20_Link"><text:span text:style-name="T52">Skip down to the Install wasta-offline-setup section below</text:span></text:a><text:span text:style-name="T52">.</text:span></text:p>
      <text:p text:style-name="P10"/>
      <text:p text:style-name="P22"><text:soft-page-break/><text:span text:style-name="T43">If </text:span><text:span text:style-name="T12">wasta [Offline] setup</text:span><text:span text:style-name="T43"> is already installed it should be listed in the Administration category of the Menu and will </text:span><text:span text:style-name="T49">be located at this position in the list of Administration programs</text:span><text:span text:style-name="T43">:</text:span></text:p>
      <text:p text:style-name="P10"/>
      <text:p text:style-name="P10"><draw:frame draw:style-name="fr3" draw:name="Image2" text:anchor-type="paragraph" svg:width="6.2264in" svg:height="2.278in" draw:z-index="24"><draw:image xlink:href="../wasta-docs-images/Menu-Administration-wasta-offline-setup-installed.png" xlink:type="simple" xlink:show="embed" xlink:actuate="onLoad"/></draw:frame></text:p>
      <text:p text:style-name="P22"><text:span text:style-name="T43">If </text:span><text:span text:style-name="T12">wasta [Offline] setup</text:span><text:span text:style-name="T43"> is listed there under wasta [Offline], the program </text:span><text:span text:style-name="T44">we need </text:span><text:span text:style-name="T43">is already installed and you can </text:span><text:a xlink:type="simple" xlink:href="#Run_wasta_offline_setup" text:style-name="Internet_20_link" text:visited-style-name="Visited_20_Internet_20_Link"><text:span text:style-name="T43">skip down to the </text:span></text:a><text:a xlink:type="simple" xlink:href="#Run_wasta_offline_setup" text:style-name="Internet_20_link" text:visited-style-name="Visited_20_Internet_20_Link"><text:span text:style-name="T12">Run wasta-offline-setup</text:span></text:a><text:a xlink:type="simple" xlink:href="#Run_wasta_offline_setup" text:style-name="Internet_20_link" text:visited-style-name="Visited_20_Internet_20_Link"><text:span text:style-name="T43"> section</text:span></text:a><text:span text:style-name="T43"> of this document.</text:span></text:p>
      <text:h text:style-name="Heading_20_4" text:outline-level="4">Install wasta-offline-setup</text:h>
      <text:p text:style-name="P11"><text:span text:style-name="T64">If you do not see </text:span><text:span text:style-name="T12">wasta [Offline] setup</text:span><text:span text:style-name="T64"> in the computer’s Administration programs list, you will need to install the </text:span><text:span text:style-name="T12">wasta-offline-setup</text:span><text:span text:style-name="T64"> program </text:span><text:span text:style-name="T12">from the Internet</text:span><text:span text:style-name="T64">.</text:span></text:p>
      <text:p text:style-name="P35"/>
      <text:p text:style-name="P36"><text:span text:style-name="T67">Fortunately, t</text:span>he wasta-offline-setup program is a relatively small download from the Internet – <text:span text:style-name="T37">only </text:span>about 10kb. <text:span text:style-name="T38">If you have Internet access you can use the Ubuntu Software Center to download it and install it. (Note that the Ubuntu Software Center will not work if you do not have Internet access):</text:span></text:p>
      <text:p text:style-name="P36"/>
      <text:p text:style-name="P36"><draw:frame draw:style-name="fr3" draw:name="Image3" text:anchor-type="paragraph" svg:width="6.1244in" svg:height="2.9445in" draw:z-index="25"><draw:image xlink:href="../wasta-docs-images/Ubuntu-Software-Center-Menu-Item.png" xlink:type="simple" xlink:show="embed" xlink:actuate="onLoad"/></draw:frame></text:p>
      <text:p text:style-name="P37">From the Main menu Select the Administration category, scroll down and select <text:span text:style-name="T7">Ubuntu Software Center</text:span><text:span text:style-name="T40">. The Ubuntu Software Center </text:span><text:span text:style-name="T47">program </text:span><text:span text:style-name="T40">will </text:span><text:span text:style-name="T47">run and </text:span><text:span text:style-name="T40">appear </text:span><text:span text:style-name="T47">like this</text:span><text:span text:style-name="T40">:</text:span></text:p>
      <text:p text:style-name="P12"/>
      <text:p text:style-name="P36"><draw:frame draw:style-name="fr3" draw:name="Image4" text:anchor-type="paragraph" svg:width="6.7791in" svg:height="3.848in" draw:z-index="26"><draw:image xlink:href="../wasta-docs-images/Ubuntu-Software-Center-initial-screen.png" xlink:type="simple" xlink:show="embed" xlink:actuate="onLoad"/></draw:frame><text:soft-page-break/></text:p>
      <text:p text:style-name="P18"/>
      <text:p text:style-name="P18">There is a search box in the upper right part of the Ubuntu Software Center. Type <text:span text:style-name="T67">this</text:span>:</text:p>
      <text:p text:style-name="P18"><text:s text:c="3"/><text:span text:style-name="T7">wasta-offline-setup</text:span></text:p>
      <text:p text:style-name="P18">into that search box. As you type you should see the possible applications narrow down to just one – the wasta-offline-setup program <text:span text:style-name="T78">as shown in the illustration below</text:span>:</text:p>
      <text:p text:style-name="P18"/>
      <text:p text:style-name="P18"><draw:frame draw:style-name="fr3" draw:name="Image5" text:anchor-type="paragraph" svg:width="5.6165in" svg:height="3.0264in" draw:z-index="28"><draw:image xlink:href="../wasta-docs-images/Ubuntu-Software-Center-typed-wasta-offline-setup.png" xlink:type="simple" xlink:show="embed" xlink:actuate="onLoad"/></draw:frame></text:p>
      <text:p text:style-name="P18">Click on the <text:span text:style-name="T7">Create or Update a wasta-offline “Locale Cache Repository” wasta-offline-setup</text:span><text:span text:style-name="T40"> item </text:span><text:span text:style-name="T53">to highlight it</text:span><text:span text:style-name="T40">: </text:span></text:p>
      <text:p text:style-name="P13"/>
      <text:p text:style-name="P15"><draw:frame draw:style-name="fr3" draw:name="Image6" text:anchor-type="paragraph" svg:width="5.5937in" svg:height="3.0791in" draw:z-index="29"><draw:image xlink:href="../wasta-docs-images/Ubuntu-Software-Center-selected-wasta-offline-setup.png" xlink:type="simple" xlink:show="embed" xlink:actuate="onLoad"/></draw:frame><text:soft-page-break/></text:p>
      <text:p text:style-name="P19"><text:span text:style-name="T40">Then click on the </text:span><text:span text:style-name="T7">Install</text:span><text:span text:style-name="T40"> button to start installing the wasta-offline-setup program on your computer.</text:span></text:p>
      <text:p text:style-name="P15"/>
      <text:p text:style-name="P15"/>
      <text:p text:style-name="P19"><text:span text:style-name="T51">The </text:span><text:span text:style-name="T45">program</text:span><text:span text:style-name="T51"> will </text:span><text:span text:style-name="T45">ask you to enter your </text:span><text:span text:style-name="T40">administrative </text:span><text:span text:style-name="T45">password</text:span><text:span text:style-name="T51">:</text:span></text:p>
      <text:p text:style-name="P18"/>
      <text:p text:style-name="P18"><draw:frame draw:style-name="fr4" draw:name="Image7" text:anchor-type="paragraph" svg:width="6.9252in" svg:height="3.3791in" draw:z-index="30"><draw:image xlink:href="../wasta-docs-images/Ubuntu-Software-Center-enter-password.png" xlink:type="simple" xlink:show="embed" xlink:actuate="onLoad"/></draw:frame></text:p>
      <text:p text:style-name="P38"/>
      <text:p text:style-name="P38">Enter the <text:span text:style-name="T79">user’s administrative </text:span>password <text:span text:style-name="T65">and the press the </text:span><text:span text:style-name="T13">Authenticate</text:span><text:span text:style-name="T65"> button</text:span>. <text:span text:style-name="T79">The</text:span> password is required any time you install <text:span text:style-name="T76">or update </text:span>software in Wasta. <text:span text:style-name="T65">The installation should happen quickly, and then you should see:</text:span></text:p>
      <text:p text:style-name="P38"/>
      <text:p text:style-name="P38"><draw:frame draw:style-name="fr3" draw:name="Image8" text:anchor-type="paragraph" svg:width="6.4319in" svg:height="3.2965in" draw:z-index="27"><draw:image xlink:href="../wasta-docs-images/Ubuntu-Software-Center-installed.png" xlink:type="simple" xlink:show="embed" xlink:actuate="onLoad"/></draw:frame><text:soft-page-break/></text:p>
      <text:p text:style-name="P40"><text:span text:style-name="T65">Note the green check mark now next to the wasta-offline-setup item. Also note that if you wanted to remove the wasta-offline-setup program (or other installed software) after it is installed, you could search for the program by name in the search box and remove it using the </text:span><text:span text:style-name="T13">Remove</text:span><text:span text:style-name="T65"> button in the Ubuntu Software Center. </text:span></text:p>
      <text:p text:style-name="P40"/>
      <text:p text:style-name="P39">After you have installed wasta-offline-setup with this method it will not need to be installed again, but will be available for transferring the software updates from this “source” computer to other “target” computers without having to access the Internet for updating those other computers. </text:p>
      <text:p text:style-name="P39"/>
      <text:p text:style-name="P46">If you do not need to follow Preliminary Procedure 2 below you can <text:a xlink:type="simple" xlink:href="#Running_wasta-offline-setup_on_the_source_computer" text:style-name="Internet_20_link" text:visited-style-name="Visited_20_Internet_20_Link">click on this link to go back up and follow the main steps for using wasta-offline-setup above</text:a>.</text:p>
      <text:p text:style-name="P46"/>
      <text:h text:style-name="P90" text:outline-level="3">Preliminary Procedure 2. <text:bookmark-start text:name="Preparing_a_fresh_memory_stick_for_wasta-offline-setup"/><text:span text:style-name="T80">Preparing a fresh memory stick for use by wasta-offline-setup</text:span><text:bookmark-end text:name="Preparing_a_fresh_memory_stick_for_wasta-offline-setup"/></text:h>
      <text:p text:style-name="P42">If this is the first use of this memory stick, it won’t have any wasta-offline folder on it. <text:span text:style-name="T123">This preliminary procedure will describe two different methods for creating a wasta-offline folder:</text:span></text:p>
      <text:p text:style-name="P42"/>
      <text:list xml:id="list4128045860" text:style-name="L4">
        <text:list-item>
          <text:p text:style-name="P79">Create a wasta-offline folder on a memory stick using the File Manager</text:p>
        </text:list-item>
        <text:list-item>
          <text:p text:style-name="P79">Create a wasta-offline folder on a memory stick from within wasta-offline-setup</text:p>
        </text:list-item>
      </text:list>
      <text:h text:style-name="Heading_20_4" text:outline-level="4">Create a wasta-offline folder on a memory stick using the File Manager</text:h>
      <text:p text:style-name="P47">This method might be used before wasta-offline is installed on any computer, <text:span text:style-name="T128">using the File Manager.</text:span></text:p>
      <text:p text:style-name="P47"/>
      <text:p text:style-name="P52"><text:span text:style-name="T7">Plug in the fresh memory stick into the USB port of the computer</text:span>.</text:p>
      <text:p text:style-name="P47"/>
      <text:p text:style-name="P52"><text:span text:style-name="T7">Start up the File Manager</text:span> by clicking once on the <text:span text:style-name="T7">Files</text:span> icon in the task bar as shown below:</text:p>
      <text:p text:style-name="P52"/>
      <text:p text:style-name="P52"><draw:frame draw:style-name="fr2" draw:name="Image45" text:anchor-type="paragraph" svg:width="3.2283in" svg:height="1.1882in" draw:z-index="39"><draw:image xlink:href="../wasta-docs-images/Files-Tray-Icon-highlighted.png" xlink:type="simple" xlink:show="embed" xlink:actuate="onLoad"/></draw:frame><text:soft-page-break/></text:p>
      <text:p text:style-name="P53">The File Manager runs and appears on screen similar to the illustration below:</text:p>
      <text:p text:style-name="P53"/>
      <text:p text:style-name="P53"><draw:frame draw:style-name="fr4" draw:name="Image46" text:anchor-type="paragraph" svg:width="6.9252in" svg:height="4.2602in" draw:z-index="40"><draw:image xlink:href="../wasta-docs-images/Files-Nemo-showing-KINGSTON-Device.png" xlink:type="simple" xlink:show="embed" xlink:actuate="onLoad"/></draw:frame></text:p>
      <text:p text:style-name="P54">The memory stick shows up as a USB device under the Devices list in the left panel. The little round symbol with the up arrow over a bar indicates that the device is mounted in the file system and its contents can be accessed.</text:p>
      <text:p text:style-name="P54"/>
      <text:p text:style-name="P55">Click on the KINGSTON name in the device list to highlight it. The screen changes to look like the illustration <text:span text:style-name="T129">shown below</text:span>:</text:p>
      <text:p text:style-name="P55"/>
      <text:p text:style-name="P55"><draw:frame draw:style-name="fr3" draw:name="Image47" text:anchor-type="paragraph" svg:width="5.7972in" svg:height="3.5638in" draw:z-index="41"><draw:image xlink:href="../wasta-docs-images/Files-Nemo-showing-KINGSTON-Device-create-new-folder.png" xlink:type="simple" xlink:show="embed" xlink:actuate="onLoad"/></draw:frame><text:soft-page-break/></text:p>
      <text:p text:style-name="P56">With the KINGSTON device highlighted, <text:span text:style-name="T131">h</text:span>over your mouse over the icons in the upper right part of the File Manager’s tool bar, until you see the “Create a new folder” tip below the icon that is shown in the red square in the above illustration. Click on that “<text:span text:style-name="T7">Create a new folder</text:span>” icon <text:span text:style-name="T131">and “type-and-replace” the ‘Untitled Folder’ name with </text:span><text:span text:style-name="T59">a different name:</text:span><text:span text:style-name="T130"> </text:span><text:span text:style-name="T28">wasta-offline</text:span><text:span text:style-name="T59"> and press the </text:span><text:span text:style-name="T28">Enter</text:span><text:span text:style-name="T59"> key when done. The new folder will appear in the File Manager:</text:span></text:p>
      <text:p text:style-name="P16"/>
      <text:p text:style-name="P16"><draw:frame draw:style-name="fr3" draw:name="Image48" text:anchor-type="paragraph" svg:width="6.4063in" svg:height="3.9382in" draw:z-index="42"><draw:image xlink:href="../wasta-docs-images/Files-Nemo-showing-KINGSTON-Device-new-folder-created.png" xlink:type="simple" xlink:show="embed" xlink:actuate="onLoad"/></draw:frame></text:p>
      <text:p text:style-name="P57"><text:soft-page-break/><text:span text:style-name="T61">T</text:span><text:span text:style-name="T60">he memory stick now has a </text:span><text:span text:style-name="T27">wasta-offline</text:span><text:span text:style-name="T60"> folder created on it, and it can be plugged into the desired “source” computer.</text:span></text:p>
      <text:p text:style-name="P17"/>
      <text:p text:style-name="P58"><text:span text:style-name="T62">If you used the above procedure to create the wasta-offline folder on the memory stick, you have come to the </text:span><text:span text:style-name="T40">end of the Preliminary Procedure </text:span><text:span text:style-name="T62">2</text:span><text:span text:style-name="T40">. You can now </text:span><text:span text:style-name="T62">go back</text:span><text:span text:style-name="T40"> up to the main wasta-offline-setup steps – </text:span><text:a xlink:type="simple" xlink:href="#Running_wasta-offline-setup_on_the_source_computer" text:style-name="Internet_20_link" text:visited-style-name="Visited_20_Internet_20_Link"><text:span text:style-name="T40">Running wasta-offline-setup on the source computer</text:span></text:a><text:span text:style-name="T40">. </text:span><text:span text:style-name="T62">The section below shows an alternate way to create a wasta-offline folder – from within the wasta-offline-setup program itself.</text:span></text:p>
      <text:p text:style-name="P55"/>
      <text:h text:style-name="Heading_20_4" text:outline-level="4">Create a wasta-offline folder on a memory stick from within wasta-offline-setup</text:h>
      <text:p text:style-name="P47">This method might be used if wasta-offline-setup is <text:span text:style-name="T127">already </text:span>installed <text:span text:style-name="T127">on a source computer </text:span>and <text:span text:style-name="T124">you have started it before realizing that your memory stick doesn’t have a wasta-offline folder on it. </text:span></text:p>
      <text:p text:style-name="P47"/>
      <text:p text:style-name="P50"><text:span text:style-name="T7">Plug in the fresh memory stick into the USB port of the source computer</text:span>. </text:p>
      <text:p text:style-name="P50">Then <text:span text:style-name="T7">start up wasta-offline-setup</text:span> from the Administrator category of the main Menu:</text:p>
      <text:p text:style-name="P48"/>
      <text:p text:style-name="P48"><draw:frame draw:style-name="fr4" draw:name="Image42" text:anchor-type="paragraph" svg:width="6.9252in" svg:height="2.5335in" draw:z-index="36"><draw:image xlink:href="../wasta-docs-images/Menu-Administration-wasta-offline-setup-installed.png" xlink:type="simple" xlink:show="embed" xlink:actuate="onLoad"/></draw:frame></text:p>
      <text:p text:style-name="P51">It prompts you for a password:</text:p>
      <text:p text:style-name="P51"/>
      <text:p text:style-name="P51"><draw:frame draw:style-name="fr3" draw:name="Image43" text:anchor-type="paragraph" svg:width="4.0783in" svg:height="2.1925in" draw:z-index="37"><draw:image xlink:href="../wasta-docs-images/Enter-Password-for-wasta-offline-setup.png" xlink:type="simple" xlink:show="embed" xlink:actuate="onLoad"/></draw:frame></text:p>
      <text:p text:style-name="P48"/>
      <text:p text:style-name="P49"><text:soft-page-break/><text:span text:style-name="T125">Enter the password and click </text:span><text:span text:style-name="T26">OK</text:span><text:span text:style-name="T125">. The</text:span> wasta-offline-setup <text:span text:style-name="T125">program then presents the following information and confirmation message:</text:span></text:p>
      <text:p text:style-name="P49"/>
      <text:p text:style-name="P49"><draw:frame draw:style-name="fr3" draw:name="Image44" text:anchor-type="paragraph" svg:width="5.1854in" svg:height="3.4453in" draw:z-index="38"><draw:image xlink:href="../wasta-docs-images/Wasta-offline-setup-first-dialog.png" xlink:type="simple" xlink:show="embed" xlink:actuate="onLoad"/></draw:frame></text:p>
      <text:p text:style-name="P49"><text:span text:style-name="T126">Click the </text:span><text:span text:style-name="T27">Yes</text:span><text:span text:style-name="T126"> button to continue. </text:span></text:p>
      <text:p text:style-name="P49"/>
      <text:p text:style-name="P49"><text:span text:style-name="T126">The program then </text:span>runs <text:span text:style-name="T125">and</text:span> scans the computer’s USB devices for a device that has a wasta-offline folder in its root directory. If it doesn’t find such a folder, it will prompt you to “Select or Create a ‘wasta-offline’ Folder as shown in this dialog:</text:p>
      <text:p text:style-name="P42"/>
      <text:p text:style-name="P41"><draw:frame draw:style-name="fr3" draw:name="Image13" text:anchor-type="paragraph" svg:width="5.311in" svg:height="3.5043in" draw:z-index="31"><draw:image xlink:href="../wasta-docs-images/Wasta-Offline-Setup-Select-Folder-not-created-yet.png" xlink:type="simple" xlink:show="embed" xlink:actuate="onLoad"/></draw:frame></text:p>
      <text:p text:style-name="P43"><text:soft-page-break/>In <text:span text:style-name="T126">the above illustration</text:span>, the name of my memory stick is “KINGSTON”. It is listed in the left panel of the dialog but the program doesn’t yet know that I want to use it <text:span text:style-name="T125">(currently there is no wasta-offline folder in its root directory)</text:span>. So, you would click on the name <text:span text:style-name="T7">KINGSTON</text:span> to select it as shown below:</text:p>
      <text:p text:style-name="P43"/>
      <text:p text:style-name="P43"><draw:frame draw:style-name="fr3" draw:name="Image14" text:anchor-type="paragraph" svg:width="5.7043in" svg:height="3.7626in" draw:z-index="32"><draw:image xlink:href="../wasta-docs-images/Wasta-Offline-Setup-Select-memory-stick.png" xlink:type="simple" xlink:show="embed" xlink:actuate="onLoad"/></draw:frame></text:p>
      <text:p text:style-name="P44">Once you have selected your memory stick (it will likely have its own name), you will need to click on the <text:span text:style-name="T69">icon in the upper right corner of the dialog shown below to create a folder on the memory stick:</text:span></text:p>
      <text:p text:style-name="P44"/>
      <text:p text:style-name="P44"><draw:frame draw:style-name="fr3" draw:name="Image15" text:anchor-type="paragraph" svg:width="5.9626in" svg:height="3.4665in" draw:z-index="33"><draw:image xlink:href="../wasta-docs-images/Wasta-Offline-Setup-Create-folder.png" xlink:type="simple" xlink:show="embed" xlink:actuate="onLoad"/></draw:frame></text:p>
      <text:p text:style-name="P45"><text:soft-page-break/>Type the name</text:p>
      <text:p text:style-name="P45"><text:s text:c="3"/><text:span text:style-name="T7">wasta-offline</text:span></text:p>
      <text:p text:style-name="P45">in the edit box as shown below:</text:p>
      <text:p text:style-name="P45"/>
      <text:p text:style-name="P43"><draw:frame draw:style-name="fr3" draw:name="Image16" text:anchor-type="paragraph" svg:width="6.0575in" svg:height="2.7992in" draw:z-index="35"><draw:image xlink:href="../wasta-docs-images/Wasta-Offline-Setup-Type-Folder-Name-wasta-offline.png" xlink:type="simple" xlink:show="embed" xlink:actuate="onLoad"/></draw:frame></text:p>
      <text:p text:style-name="P7"><text:span text:style-name="T125">a</text:span>nd then click on the <text:span text:style-name="T7">Create</text:span> button. <text:span text:style-name="T72">Once the wasta-offline folder has been created on the memory stick, the </text:span>dialog <text:span text:style-name="T125">will</text:span> appear like th<text:span text:style-name="T73">e one below</text:span>:</text:p>
      <text:p text:style-name="P7"/>
      <text:p text:style-name="P7"><draw:frame draw:style-name="fr3" draw:name="Image17" text:anchor-type="paragraph" svg:width="6.1154in" svg:height="2.728in" draw:z-index="34"><draw:image xlink:href="../wasta-docs-images/Wasta-Offline-Setup-wasta-offline-folder-created.png" xlink:type="simple" xlink:show="embed" xlink:actuate="onLoad"/></draw:frame></text:p>
      <text:p text:style-name="P73">At this point, <text:span text:style-name="T126">if the memory stick is plugged into a “source” computer from which you want to collect software updates, </text:span>you can proceed with the wasta-offline-setup process and click <text:span text:style-name="T7">OK</text:span>. <text:span text:style-name="T126">Otherwise, you can click Cancel since the memory stick now has a wasta-offline folder created on it, and it can be plugged into the desired “source” computer.</text:span></text:p>
      <text:p text:style-name="P77"><text:span text:style-name="T62">If you used the above procedure to create the wasta-offline folder on the memory stick, you have come to the </text:span><text:span text:style-name="T40">end of the Preliminary Procedure </text:span><text:span text:style-name="T62">2</text:span><text:span text:style-name="T40">. You can now </text:span><text:span text:style-name="T62">go back</text:span><text:span text:style-name="T40"> up to the main wasta-offline-setup steps – </text:span><text:a xlink:type="simple" xlink:href="#Running_wasta-offline-setup_on_the_source_computer" text:style-name="Internet_20_link" text:visited-style-name="Visited_20_Internet_20_Link"><text:span text:style-name="T40">Running wasta-offline-setup on the source computer</text:span></text:a><text:span text:style-name="T4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2c5fe1" officeooo:paragraph-rsid="004f8775" style:font-size-asian="10pt" style:font-weight-asian="bold" style:font-size-complex="10pt" style:font-weight-complex="bold"/>
    </style:style>
    <style:style style:name="MT1" style:family="text">
      <style:text-properties officeooo:rsid="004f8775"/>
    </style:style>
    <style:style style:name="MT2" style:family="text">
      <style:text-properties officeooo:rsid="007ff6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ransferring</text:span> software updates <text:span text:style-name="MT1">offline via</text:span> memory stick <text:s text:c="2"/><text:span text:style-name="MT2"><text:modification-date style:data-style-name="N80">28. Aug. 2017</text:modification-date></text:span><text:tab/>Page <text:page-number text:select-page="current">1</text:page-number> of <text:page-count>2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8:37:19.014293596</meta:creation-date>
    <meta:generator>LibreOffice/5.3.5.2$Linux_X86_64 LibreOffice_project/30m0$Build-2</meta:generator>
    <dc:date>2017-08-28T10:17:41.506773676</dc:date>
    <meta:editing-duration>PT8H25M55S</meta:editing-duration>
    <meta:editing-cycles>75</meta:editing-cycles>
    <meta:document-statistic meta:table-count="0" meta:image-count="43" meta:object-count="0" meta:page-count="23" meta:paragraph-count="122" meta:word-count="3767" meta:character-count="22817" meta:non-whitespace-character-count="19138"/>
  </office:meta>
</office:document-meta>
</file>